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80000001F516347EA.png" manifest:media-type=""/>
  <manifest:file-entry manifest:full-path="Pictures/1000000000000CE4000009F63CEE4D38.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3.976cm"/>
    </style:style>
    <style:style style:name="gr4" style:family="graphic" style:parent-style-name="standard">
      <style:graphic-properties draw:fill="solid" draw:fill-color="#ff950e"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fill="solid" draw:fill-color="#ccffff" draw:textarea-horizontal-align="justify" draw:textarea-vertical-align="middle" draw:auto-grow-height="false"/>
    </style:style>
    <style:style style:name="gr8" style:family="graphic" style:parent-style-name="standard">
      <style:graphic-properties draw:fill="solid" draw:fill-color="#ff420e"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dash" draw:stroke-dash="Ultrafine_20_2_20_Dots_20_3_20_Dashes" draw:fill="none" draw:textarea-horizontal-align="justify" draw:textarea-vertical-align="middle" draw:auto-grow-height="false"/>
    </style:style>
    <style:style style:name="gr11" style:family="graphic" style:parent-style-name="objectwithoutfill">
      <style:graphic-properties draw:stroke="dash" draw:stroke-dash="Ultrafine_20_Dashed" draw:fill="none" draw:textarea-vertical-align="middle"/>
    </style:style>
    <style:style style:name="gr12" style:family="graphic" style:parent-style-name="standard">
      <style:graphic-properties draw:textarea-horizontal-align="justify" draw:textarea-vertical-align="middle" draw:auto-grow-height="false"/>
    </style:style>
    <style:style style:name="gr13" style:family="graphic">
      <style:graphic-properties draw:fill="solid" draw:fill-color="#ff950e" draw:textarea-horizontal-align="justify" draw:textarea-vertical-align="middle" draw:auto-grow-height="false"/>
    </style:style>
    <style:style style:name="gr14" style:family="graphic">
      <style:graphic-properties draw:textarea-horizontal-align="justify" draw:textarea-vertical-align="middle" draw:auto-grow-height="false"/>
    </style:style>
    <style:style style:name="gr15" style:family="graphic">
      <style:graphic-properties draw:fill="solid" draw:fill-color="#ccffff" draw:textarea-horizontal-align="justify" draw:textarea-vertical-align="middle" draw:auto-grow-height="false"/>
    </style:style>
    <style:style style:name="gr16" style:family="graphic">
      <style:graphic-properties draw:fill="solid" draw:fill-color="#ff420e" draw:textarea-horizontal-align="justify" draw:textarea-vertical-align="middle" draw:auto-grow-height="false"/>
    </style:style>
    <style:style style:name="gr17" style:family="graphic">
      <style:graphic-properties draw:stroke="dash" draw:stroke-dash="Ultrafine_20_2_20_Dots_20_3_20_Dashes" draw:fill="none" draw:textarea-horizontal-align="justify" draw:textarea-vertical-align="middle" draw:auto-grow-height="false"/>
    </style:style>
    <style:style style:name="gr18" style:family="graphic">
      <style:graphic-properties draw:fill="solid" draw:fill-color="#e6ff00" draw:textarea-horizontal-align="justify" draw:textarea-vertical-align="middle" draw:auto-grow-height="false"/>
    </style:style>
    <style:style style:name="gr19" style:family="graphic" style:parent-style-name="standard">
      <style:graphic-properties draw:stroke="none" svg:stroke-color="#000000" draw:fill="none" draw:fill-color="#ffffff" draw:auto-grow-height="true" draw:auto-grow-width="false" fo:max-height="0cm" fo:min-height="5.74cm"/>
    </style:style>
    <style:style style:name="pr1" style:family="presentation" style:parent-style-name="Abram_27_s_25_20Personal_25_20Noise_25_20Template-title">
      <style:graphic-properties draw:auto-grow-height="true" fo:min-height="3.506cm"/>
    </style:style>
    <style:style style:name="pr2" style:family="presentation" style:parent-style-name="Abram_27_s_25_20Personal_25_20Noise_25_20Template-subtitle">
      <style:graphic-properties draw:fill-color="#ffffff" draw:auto-grow-height="true" fo:min-height="12.179cm"/>
    </style:style>
    <style:style style:name="pr3" style:family="presentation" style:parent-style-name="Abram_27_s_25_20Personal_25_20Noise_25_20Template-notes">
      <style:graphic-properties draw:fill-color="#ffffff" draw:auto-grow-height="true" fo:min-height="12.572cm"/>
    </style:style>
    <style:style style:name="pr4" style:family="presentation" style:parent-style-name="Abram_27_s_25_20Personal_25_20Noise_25_20Template-title">
      <style:graphic-properties fo:min-height="3.506cm"/>
    </style:style>
    <style:style style:name="pr5" style:family="presentation" style:parent-style-name="Abram_27_s_25_20Personal_25_20Noise_25_20Template-outline1">
      <style:graphic-properties fo:min-height="11.93cm"/>
    </style:style>
    <style:style style:name="pr6" style:family="presentation" style:parent-style-name="Abram_27_s_25_20Personal_25_20Noise_25_20Template-notes">
      <style:graphic-properties draw:fill-color="#ffffff" fo:min-height="12.572cm"/>
    </style:style>
    <style:style style:name="pr7" style:family="presentation" style:parent-style-name="Abram_27_s_25_20Personal_25_20Noise_25_20Template-outline1">
      <style:graphic-properties draw:stroke="none" draw:fill="none" fo:min-height="3.317cm"/>
    </style:style>
    <style:style style:name="P1" style:family="paragraph">
      <style:text-properties fo:font-size="56pt" style:font-size-asian="56pt" style:font-size-complex="56pt"/>
    </style:style>
    <style:style style:name="P2" style:family="paragraph">
      <style:text-properties fo:font-family="'Ubuntu Light'" style:font-style-name="Light" style:font-pitch="variable" fo:font-size="32pt"/>
    </style:style>
    <style:style style:name="P3" style:family="paragraph">
      <style:paragraph-properties fo:text-align="center"/>
    </style:style>
    <style:style style:name="P4" style:family="paragraph">
      <style:text-properties fo:font-size="20pt"/>
    </style:style>
    <style:style style:name="P5" style:family="paragraph">
      <style:text-properties fo:font-size="20pt" style:font-size-asian="20pt" style:font-size-complex="20pt"/>
    </style:style>
    <style:style style:name="P6" style:family="paragraph">
      <style:paragraph-properties fo:text-align="start"/>
      <style:text-properties fo:font-family="'Cumberland AMT', Cumberland, 'Courier New', Cousine, 'Liberation Mono', 'Nimbus Mono L', 'DejaVu Sans Mono', Courier, 'Lucida Sans Typewriter', 'Lucida Typewriter', Monaco, Monospaced" style:font-family-generic="modern" style:font-pitch="fixed" fo:font-size="10pt" style:font-family-asian="'Cumberland AMT', Cumberland, 'Courier New', Cousine, 'Liberation Mono', 'Nimbus Mono L', 'DejaVu Sans Mono', Courier, 'Lucida Sans Typewriter', 'Lucida Typewriter', Monaco, Monospaced" style:font-family-generic-asian="modern" style:font-pitch-asian="fixed" style:font-size-asian="10pt" style:font-family-complex="'Cumberland AMT', Cumberland, 'Courier New', Cousine, 'Liberation Mono', 'Nimbus Mono L', 'DejaVu Sans Mono', Courier, 'Lucida Sans Typewriter', 'Lucida Typewriter', Monaco, Monospaced" style:font-family-generic-complex="modern" style:font-pitch-complex="fixed" style:font-size-complex="10pt"/>
    </style:style>
    <style:style style:name="P7" style:family="paragraph">
      <style:text-properties fo:font-size="26.3999996185303pt"/>
    </style:style>
    <style:style style:name="P8" style:family="paragraph">
      <style:text-properties fo:font-size="28pt" style:font-size-asian="28pt" style:font-size-complex="28pt"/>
    </style:style>
    <style:style style:name="P9" style:family="paragraph">
      <style:paragraph-properties fo:text-align="center"/>
      <style:text-properties fo:font-family="Ubuntu" style:font-pitch="variable"/>
    </style:style>
    <style:style style:name="P10" style:family="paragraph">
      <style:text-properties fo:font-family="Ubuntu" style:font-pitch="variable"/>
    </style:style>
    <style:style style:name="P11" style:family="paragraph">
      <style:text-properties fo:font-size="60pt" style:font-size-asian="60pt" style:font-size-complex="60pt"/>
    </style:style>
    <style:style style:name="P12" style:family="paragraph">
      <style:paragraph-properties fo:text-align="center"/>
      <style:text-properties fo:font-size="18pt"/>
    </style:style>
    <style:style style:name="P13" style:family="paragraph">
      <style:paragraph-properties fo:text-align="center"/>
      <style:text-properties fo:font-family="Ubuntu" style:font-pitch="variable" fo:font-size="18pt"/>
    </style:style>
    <style:style style:name="P14" style:family="paragraph">
      <style:text-properties fo:font-size="18pt"/>
    </style:style>
    <style:style style:name="P15" style:family="paragraph">
      <style:text-properties fo:font-family="Ubuntu" style:font-pitch="variable" fo:font-size="18pt"/>
    </style:style>
    <style:style style:name="T1" style:family="text">
      <style:text-properties fo:font-size="56pt" style:font-size-asian="56pt" style:font-size-complex="56pt"/>
    </style:style>
    <style:style style:name="T2" style:family="text">
      <style:text-properties fo:font-family="'Ubuntu Light'" style:font-style-name="Light" style:font-pitch="variable" fo:font-size="32pt"/>
    </style:style>
    <style:style style:name="T3" style:family="text">
      <style:text-properties fo:font-family="'Ubuntu Light'" style:font-style-name="Light" style:font-pitch="variable" fo:font-size="12pt" style:font-size-asian="12pt" style:font-size-complex="12pt"/>
    </style:style>
    <style:style style:name="T4" style:family="text">
      <style:text-properties fo:font-size="20pt" style:font-size-asian="20pt" style:font-size-complex="20pt"/>
    </style:style>
    <style:style style:name="T5" style:family="text">
      <style:text-properties fo:font-size="28pt" style:font-size-asian="28pt" style:font-size-complex="28pt"/>
    </style:style>
    <style:style style:name="T6" style:family="text">
      <style:text-properties fo:font-family="Ubuntu" style:font-pitch="variable"/>
    </style:style>
    <style:style style:name="T7" style:family="text">
      <style:text-properties fo:font-size="60pt" style:font-size-asian="60pt" style:font-size-complex="60pt"/>
    </style:style>
    <style:style style:name="T8" style:family="text">
      <style:text-properties fo:font-weight="bold" style:font-weight-asian="bold" style:font-weight-complex="bold"/>
    </style:style>
    <style:style style:name="T9" style:family="text">
      <style:text-properties fo:font-family="Ubuntu"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bram_27_s_25_20Personal_25_20Noise_25_20Template" presentation:presentation-page-layout-name="AL1T0">
        <office:forms form:automatic-focus="false" form:apply-design-mode="false"/>
        <draw:frame presentation:style-name="pr1" draw:text-style-name="P1" draw:layer="layout" svg:width="25.199cm" svg:height="6.646cm" svg:x="1cm" svg:y="1.868cm" presentation:class="title" presentation:user-transformed="true">
          <draw:text-box>
            <text:p><text:span text:style-name="T1">CMPUT 410:</text:span><text:span text:style-name="T1"><text:line-break/></text:span><text:span text:style-name="T1">RESTful WebServices</text:span><text:span text:style-name="T1"><text:line-break/></text:span><text:span text:style-name="T1"/></text:p>
          </draw:text-box>
        </draw:frame>
        <draw:frame presentation:style-name="pr2" draw:text-style-name="P2" draw:layer="layout" svg:width="24.639cm" svg:height="12.343cm" svg:x="1.4cm" svg:y="7.518cm" presentation:class="subtitle" presentation:user-transformed="true">
          <draw:text-box>
            <text:p><text:span text:style-name="T2"/></text:p>
            <text:p><text:span text:style-name="T2"/></text:p>
            <text:p><text:span text:style-name="T2">Abram Hindle</text:span></text:p>
            <text:p><text:span text:style-name="T2"><text:a xlink:href="mailto:abram.hindle@ualberta.ca" xlink:type="simple">abram.hindle@ualberta.ca</text:a></text:span></text:p>
            <text:p><text:span text:style-name="T2">Department of Computing Science</text:span></text:p>
            <text:p><text:span text:style-name="T2">University of Alberta</text:span></text:p>
            <text:p><text:span text:style-name="T2"><text:a xlink:href="http://softwareprocess.es/" xlink:type="simple">http://softwareprocess.es/</text:a></text:span></text:p>
            <text:p><text:span text:style-name="T2"/></text:p>
            <text:p><text:span text:style-name="T3"/></text:p>
            <text:p><text:span text:style-name="T3">This work is licensed under a Creative Commons Attribution-ShareAlike 4.0 International License.</text:span></text:p>
            <text:p><text:span text:style-name="T2"/></text:p>
          </draw:text-box>
        </draw:frame>
        <draw:frame draw:style-name="gr1" draw:text-style-name="P3" draw:layer="layout" svg:width="3.103cm" svg:height="1.092cm" svg:x="12.192cm" svg:y="16.942cm">
          <draw:image xlink:href="Pictures/10000201000000580000001F516347EA.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REST</text:p>
          </draw:text-box>
        </draw:frame>
        <draw:frame presentation:style-name="pr5" draw:layer="layout" svg:width="25.199cm" svg:height="12.18cm" svg:x="1.4cm" svg:y="4.914cm" presentation:class="outline" presentation:user-transformed="true">
          <draw:text-box>
            <text:list text:style-name="L2">
              <text:list-item>
                <text:p>Representational </text:p>
                <text:list>
                  <text:list-item>
                    <text:p>Issues related to representation, how to describe/name/show</text:p>
                  </text:list-item>
                </text:list>
              </text:list-item>
              <text:list-item>
                <text:p>State </text:p>
                <text:list>
                  <text:list-item>
                    <text:p>What is communicated</text:p>
                  </text:list-item>
                </text:list>
              </text:list-item>
              <text:list-item>
                <text:p>Transfer</text:p>
                <text:list>
                  <text:list-item>
                    <text:p>How to communicate</text:p>
                  </text:list-item>
                </text:list>
                <text:p/>
              </text:list-item>
            </text:list>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REST</text:p>
          </draw:text-box>
        </draw:frame>
        <draw:frame presentation:style-name="pr5" draw:layer="layout" svg:width="25.199cm" svg:height="12.18cm" svg:x="1.4cm" svg:y="4.914cm" presentation:class="outline" presentation:user-transformed="true">
          <draw:text-box>
            <text:list text:style-name="L2">
              <text:list-item>
                <text:p>Architectural Style</text:p>
                <text:list>
                  <text:list-item>
                    <text:p>Think design patterns for architecture</text:p>
                  </text:list-item>
                </text:list>
              </text:list-item>
              <text:list-item>
                <text:p>Introduced by Fielding <text:a xlink:href="https://www.ics.uci.edu/~fielding/pubs/dissertation/top.htm" xlink:type="simple">https://www.ics.uci.edu/~fielding/pubs/dissertation/top.htm</text:a></text:p>
              </text:list-item>
              <text:list-item>
                <text:p>Method of calling remote objects</text:p>
              </text:list-item>
              <text:list-item>
                <text:p>Using URIs to Name Objects</text:p>
              </text:list-item>
              <text:list-item>
                <text:p>Using HTTP Verbs to manipulate them</text:p>
                <text:p/>
              </text:list-item>
            </text:list>
          </draw:text-box>
        </draw:frame>
        <presentation:notes draw:style-name="dp2">
          <draw:page-thumbnail draw:style-name="gr2"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Examples of REST</text:p>
          </draw:text-box>
        </draw:frame>
        <draw:frame presentation:style-name="pr5" draw:text-style-name="P5" draw:layer="layout" svg:width="25.199cm" svg:height="12.18cm" svg:x="1.4cm" svg:y="4.914cm" presentation:class="outline" presentation:user-transformed="true">
          <draw:text-box>
            <text:list text:style-name="L2">
              <text:list-item>
                <text:p><text:span text:style-name="T4"><text:a xlink:href="https://secure.flickr.com/photos/dmelchordiaz/12441232743" xlink:type="simple">https://secure.flickr.com/photos/dmelchordiaz/12441232743</text:a></text:span></text:p>
                <text:list>
                  <text:list-item>
                    <text:p><text:span text:style-name="T4">User dmelchordiaz</text:span></text:p>
                  </text:list-item>
                  <text:list-item>
                    <text:p><text:span text:style-name="T4">Photo #12441232743 </text:span></text:p>
                  </text:list-item>
                </text:list>
              </text:list-item>
              <text:list-item>
                <text:p><text:span text:style-name="T5">https://api.github.com/users/abramhindle</text:span></text:p>
                <text:list>
                  <text:list-item>
                    <text:p><text:span text:style-name="T5">JSON representation of abramhindle</text:span></text:p>
                  </text:list-item>
                </text:list>
              </text:list-item>
              <text:list-item>
                <text:p><text:span text:style-name="T5"><text:a xlink:href="https://api.github.com/users/abramhindle/repos" xlink:type="simple">https://api.github.com/users/abramhindle/repos</text:a></text:span></text:p>
                <text:list>
                  <text:list-item>
                    <text:p><text:span text:style-name="T5">Abram's repos</text:span></text:p>
                  </text:list-item>
                </text:list>
              </text:list-item>
              <text:list-item>
                <text:p><text:span text:style-name="T5"><text:a xlink:href="https://api.github.com/repos/abramhindle/24bit-allrgb" xlink:type="simple">https://api.github.com/repos/abramhindle/24bit-allrgb</text:a></text:span></text:p>
                <text:list>
                  <text:list-item>
                    <text:p><text:span text:style-name="T5">A project of Abram's</text:span></text:p>
                  </text:list-item>
                </text:list>
              </text:list-item>
            </text:list>
          </draw:text-box>
        </draw:frame>
        <draw:frame draw:style-name="gr3" draw:text-style-name="P6" draw:layer="layout" svg:width="24.843cm" svg:height="14.226cm" svg:x="20.574cm" svg:y="6.348cm">
          <draw:text-box>
            <text:p text:style-name="P6">{</text:p>
            <text:p text:style-name="P6"><text:s text:c="2"/>"login": "abramhindle",</text:p>
            <text:p text:style-name="P6"><text:s text:c="2"/>"id": 57137,</text:p>
            <text:p text:style-name="P6"><text:s text:c="2"/>"avatar_url": "https://gravatar.com/avatar/0cff4493d3270edd31414b2dad1ee9a9?d=https%3A%2F%2Fidenticons.github.com%2F50cb3aa04fcde6eb1df8c0ff0b357fd4.png&amp;r=x",</text:p>
            <text:p text:style-name="P6"><text:s text:c="2"/>"gravatar_id": "0cff4493d3270edd31414b2dad1ee9a9",</text:p>
            <text:p text:style-name="P6"><text:s text:c="2"/>"url": "https://api.github.com/users/abramhindle",</text:p>
            <text:p text:style-name="P6"><text:s text:c="2"/>"html_url": "https://github.com/abramhindle",</text:p>
            <text:p text:style-name="P6"><text:s text:c="2"/>"followers_url": "https://api.github.com/users/abramhindle/followers",</text:p>
            <text:p text:style-name="P6"><text:s text:c="2"/>"following_url": "https://api.github.com/users/abramhindle/following{/other_user}",</text:p>
            <text:p text:style-name="P6"><text:s text:c="2"/>"gists_url": "https://api.github.com/users/abramhindle/gists{/gist_id}",</text:p>
            <text:p text:style-name="P6"><text:s text:c="2"/>"starred_url": "https://api.github.com/users/abramhindle/starred{/owner}{/repo}",</text:p>
            <text:p text:style-name="P6"><text:s text:c="2"/>"subscriptions_url": "https://api.github.com/users/abramhindle/subscriptions",</text:p>
            <text:p text:style-name="P6"><text:s text:c="2"/>"organizations_url": "https://api.github.com/users/abramhindle/orgs",</text:p>
            <text:p text:style-name="P6"><text:s text:c="2"/>"repos_url": "https://api.github.com/users/abramhindle/repos",</text:p>
            <text:p text:style-name="P6"><text:s text:c="2"/>"events_url": "https://api.github.com/users/abramhindle/events{/privacy}",</text:p>
            <text:p text:style-name="P6"><text:s text:c="2"/>"received_events_url": "https://api.github.com/users/abramhindle/received_events",</text:p>
            <text:p text:style-name="P6"><text:s text:c="2"/>"type": "User",</text:p>
            <text:p text:style-name="P6"><text:s text:c="2"/>"site_admin": false,</text:p>
            <text:p text:style-name="P6"><text:s text:c="2"/>"name": "Abram Hindle",</text:p>
            <text:p text:style-name="P6"><text:s text:c="2"/>"company": "Assistant Professor at University of Alberta",</text:p>
            <text:p text:style-name="P6"><text:s text:c="2"/>"blog": "http://softwareprocess.es",</text:p>
            <text:p text:style-name="P6"><text:s text:c="2"/>"location": "Edmonton, Alberta",</text:p>
            <text:p text:style-name="P6"><text:s text:c="2"/>"email": "my name at softwareprocess dot es",</text:p>
            <text:p text:style-name="P6"><text:s text:c="2"/>"hireable": false,</text:p>
            <text:p text:style-name="P6"><text:s text:c="2"/>"bio": "* Software Engineering\r\n* Computer Music",</text:p>
            <text:p text:style-name="P6"><text:s text:c="2"/>"public_repos": 92,</text:p>
            <text:p text:style-name="P6"><text:s text:c="2"/>"public_gists": 2,</text:p>
            <text:p text:style-name="P6"><text:s text:c="2"/>"followers": 63,</text:p>
            <text:p text:style-name="P6"><text:s text:c="2"/>"following": 24,</text:p>
            <text:p text:style-name="P6"><text:s text:c="2"/>"created_at": "2009-02-23T15:43:47Z",</text:p>
            <text:p text:style-name="P6"><text:s text:c="2"/>"updated_at": "2014-02-10T19:47:31Z"</text:p>
            <text:p text:style-name="P6">}</text:p>
            <text:p text:style-name="P6"/>
          </draw:text-box>
        </draw:frame>
        <presentation:notes draw:style-name="dp2">
          <draw:page-thumbnail draw:style-name="gr2" draw:layer="layout" svg:width="13.968cm" svg:height="10.476cm" svg:x="3.81cm" svg:y="2.123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page5"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Examples of REST</text:p>
          </draw:text-box>
        </draw:frame>
        <draw:frame presentation:style-name="pr5" draw:layer="layout" svg:width="25.199cm" svg:height="12.18cm" svg:x="1.4cm" svg:y="4.914cm" presentation:class="outline" presentation:user-transformed="true">
          <draw:text-box>
            <text:list text:style-name="L2">
              <text:list-item>
                <text:p><text:a xlink:href="http://api.stackexchange.com/2.2/search/excerpts?page=1&amp;order=desc&amp;sort=activity&amp;q=ie6%20hide%20jquery&amp;site=stackoverflow" xlink:type="simple">http://api.stackexchange.com/2.2/search/excerpts?page=1&amp;order=desc&amp;sort=activity&amp;q=ie6%20hide%20jquery&amp;site=stackoverflow</text:a></text:p>
                <text:list>
                  <text:list-item>
                    <text:p>Search with Stackoverflow</text:p>
                  </text:list-item>
                </text:list>
              </text:list-item>
              <text:list-item>
                <text:p><text:a xlink:href="http://api.stackexchange.com/2.2/posts/14556049?site=stackoverflow" xlink:type="simple">http://api.stackexchange.com/2.2/posts/14556049?site=stackoverflow</text:a></text:p>
                <text:list>
                  <text:list-item>
                    <text:p>A post from a user</text:p>
                  </text:list-item>
                </text:list>
              </text:list-item>
              <text:list-item>
                <text:p><text:a xlink:href="http://api.stackexchange.com/2.2/posts/14556049/comments?site=stackoverflow" xlink:type="simple">http://api.stackexchange.com/2.2/posts/14556049/comments?site=stackoverflow</text:a></text:p>
                <text:list>
                  <text:list-item>
                    <text:p>With comments</text:p>
                  </text:list-item>
                </text:list>
              </text:list-item>
              <text:list-item>
                <text:p>http://api.stackexchange.com/docs/answers</text:p>
              </text:list-item>
            </text:list>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Examples of REST APIs</text:p>
          </draw:text-box>
        </draw:frame>
        <draw:frame presentation:style-name="pr5" draw:layer="layout" svg:width="25.199cm" svg:height="12.18cm" svg:x="1.4cm" svg:y="4.914cm" presentation:class="outline">
          <draw:text-box>
            <text:list text:style-name="L2">
              <text:list-item>
                <text:p>Github's RESTful API</text:p>
                <text:list>
                  <text:list-item>
                    <text:p><text:a xlink:href="http://developer.github.com/v3/" xlink:type="simple">http://developer.github.com/v3/</text:a></text:p>
                  </text:list-item>
                </text:list>
              </text:list-item>
              <text:list-item>
                <text:p>Flickr's RESTful API</text:p>
                <text:list>
                  <text:list-item>
                    <text:p><text:a xlink:href="https://www.flickr.com/services/api/request.rest.html" xlink:type="simple">https://www.flickr.com/services/api/request.rest.html</text:a></text:p>
                  </text:list-item>
                </text:list>
              </text:list-item>
              <text:list-item>
                <text:p>Stackoverflow</text:p>
                <text:list>
                  <text:list-item>
                    <text:p>http://api.stackexchange.com/doc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Gist of it</text:p>
          </draw:text-box>
        </draw:frame>
        <draw:frame presentation:style-name="pr5" draw:layer="layout" svg:width="25.199cm" svg:height="12.18cm" svg:x="1.4cm" svg:y="4.914cm" presentation:class="outline">
          <draw:text-box>
            <text:list text:style-name="L2">
              <text:list-item>
                <text:p>URIs refer to resources</text:p>
                <text:list>
                  <text:list-item>
                    <text:p>Focus on URIs over parameters</text:p>
                  </text:list-item>
                </text:list>
              </text:list-item>
              <text:list-item>
                <text:p>You do things (HTTP verbs) to resources</text:p>
                <text:list>
                  <text:list-item>
                    <text:p>Delete something</text:p>
                  </text:list-item>
                  <text:list-item>
                    <text:p>Put something up</text:p>
                  </text:list-item>
                  <text:list-item>
                    <text:p>Get something</text:p>
                  </text:list-item>
                </text:list>
              </text:list-item>
              <text:list-item>
                <text:p>You use existing infrastructure and caching rules (HTTP and HTTP User Agents and HTTP Proxies)</text:p>
                <text:p/>
              </text:list-item>
            </text:list>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y use HTTP for Remote Procedure Calls?</text:p>
          </draw:text-box>
        </draw:frame>
        <draw:frame presentation:style-name="pr5" draw:layer="layout" svg:width="25.199cm" svg:height="12.18cm" svg:x="1.4cm" svg:y="4.914cm" presentation:class="outline">
          <draw:text-box>
            <text:list text:style-name="L2">
              <text:list-item>
                <text:p>Take advantage of performance aspects of HTTP</text:p>
                <text:list>
                  <text:list-item>
                    <text:p>Caching</text:p>
                  </text:list-item>
                  <text:list-item>
                    <text:p>Proxies</text:p>
                  </text:list-item>
                  <text:list-item>
                    <text:p>Flexible Networking</text:p>
                  </text:list-item>
                  <text:list-item>
                    <text:p>Pluggable Middleware</text:p>
                  </text:list-item>
                  <text:list-item>
                    <text:p>Allows routing</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page9"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REST Properties</text:p>
          </draw:text-box>
        </draw:frame>
        <draw:frame presentation:style-name="pr5" draw:layer="layout" svg:width="25.199cm" svg:height="12.18cm" svg:x="1.4cm" svg:y="4.914cm" presentation:class="outline" presentation:user-transformed="true">
          <draw:text-box>
            <text:list text:style-name="L2">
              <text:list-item>
                <text:p>Client Server</text:p>
              </text:list-item>
              <text:list-item>
                <text:p>Stateless</text:p>
              </text:list-item>
              <text:list-item>
                <text:p>Cacheable</text:p>
              </text:list-item>
              <text:list-item>
                <text:p>Uniform Interface</text:p>
              </text:list-item>
              <text:list-item>
                <text:p>Layered</text:p>
                <text:p>and the optional:</text:p>
              </text:list-item>
              <text:list-item>
                <text:p>Code on Demand (Javascript)</text:p>
              </text:list-item>
            </text:list>
          </draw:text-box>
        </draw:frame>
        <draw:frame presentation:style-name="pr7" draw:layer="layout" svg:width="13.462cm" svg:height="8.647cm" svg:x="13.462cm" svg:y="5.588cm">
          <draw:text-box>
            <text:list text:style-name="L2">
              <text:list-header>
                <text:p><text:span text:style-name="T5"><text:s text:c="2"/>– <text:s text:c="5"/></text:span><text:span text:style-name="T5">Fielding, Roy Thomas. Architectural Styles and the Design of Network-based Software Architectures. Doctoral dissertation, University of California, Irvine, 2000. <text:s/>https://www.ics.uci.edu/~fielding/pubs/dissertation/top.htm</text:span></text:p>
              </text:list-header>
            </text:list>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But REST is not RPC</text:p>
          </draw:text-box>
        </draw:frame>
        <draw:frame presentation:style-name="pr5" draw:text-style-name="P8" draw:layer="layout" svg:width="25.199cm" svg:height="12.18cm" svg:x="1.4cm" svg:y="4.914cm" presentation:class="outline" presentation:user-transformed="true">
          <draw:text-box>
            <text:list text:style-name="L2">
              <text:list-item>
                <text:p><text:span text:style-name="T5">Remote procedure calls are calls made across a network with semantics of procedures and functions with inputs and outputs.</text:span></text:p>
              </text:list-item>
              <text:list-item>
                <text:p><text:span text:style-name="T5">HTTP has properties, headers, named URIs, verb and paramters. HTTP is transformable while remote procedure calls are not.</text:span></text:p>
              </text:list-item>
              <text:list-item>
                <text:p><text:span text:style-name="T5">“</text:span><text:span text:style-name="T5">What distinguishes HTTP from RPC isn't the syntax. It isn't even the different characteristics gained from using a stream as a parameter, though that helps to explain why existing RPC mechanisms were not usable for the Web. What makes HTTP significantly different from RPC is that the requests are directed to resources using a generic interface with standard semantics that can be interpreted by intermediaries almost as well as by the machines that originate services. The result is an application that allows for layers of transformation and indirection that are independent of the information origin, which is very useful for an Internet-scale, multi-organization, anarchically scalable information system. RPC mechanisms, in contrast, are defined in terms of language APIs, not network-based applications.”</text:span></text:p>
                <text:p><text:span text:style-name="T5"><text:s text:c="2"/>– </text:span><text:span text:style-name="T5">Roy Thomas Fielding, “Architectural Styles and the Design of Network-based Software Architectures” 2000. https://www.ics.uci.edu/~fielding/pubs/dissertation/top.htm</text:span></text:p>
                <text:p><text:span text:style-name="T5"/></text:p>
              </text:list-item>
            </text:list>
          </draw:text-box>
        </draw:frame>
        <presentation:notes draw:style-name="dp2">
          <draw:page-thumbnail draw:style-name="gr2"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Stateless</text:p>
          </draw:text-box>
        </draw:frame>
        <draw:frame presentation:style-name="pr5" draw:layer="layout" svg:width="25.199cm" svg:height="12.18cm" svg:x="1.4cm" svg:y="4.914cm" presentation:class="outline">
          <draw:text-box>
            <text:list text:style-name="L2">
              <text:list-item>
                <text:p>REST is stateless </text:p>
                <text:list>
                  <text:list-item>
                    <text:p>in the sense that the client holds the state.</text:p>
                  </text:list-item>
                  <text:list-item>
                    <text:p>The server avoids holding client state</text:p>
                  </text:list-item>
                  <text:list-item>
                    <text:p>Requests are HEAVY with context. They are big!</text:p>
                  </text:list-item>
                </text:list>
              </text:list-item>
              <text:list-item>
                <text:p>Statelessness is an important aspect of functional programming that allows for</text:p>
                <text:list>
                  <text:list-item>
                    <text:p>Caching</text:p>
                  </text:list-item>
                  <text:list-item>
                    <text:p>Memoization</text:p>
                  </text:list-item>
                  <text:list-item>
                    <text:p>Transformatio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Cacheable</text:p>
          </draw:text-box>
        </draw:frame>
        <draw:frame presentation:style-name="pr5" draw:layer="layout" svg:width="25.199cm" svg:height="12.18cm" svg:x="1.4cm" svg:y="4.914cm" presentation:class="outline">
          <draw:text-box>
            <text:list text:style-name="L2">
              <text:list-item>
                <text:p>Browsers and clients can cache responses</text:p>
              </text:list-item>
              <text:list-item>
                <text:p>But so can secondary caches</text:p>
              </text:list-item>
              <text:list-item>
                <text:p>Will this entity change?</text:p>
              </text:list-item>
              <text:list-item>
                <text:p>If not why request it again?</text:p>
              </text:list-item>
              <text:list-item>
                <text:p>What verbs are cacheable?</text:p>
                <text:list>
                  <text:list-item>
                    <text:p>Is POST cacheable?</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Layered</text:p>
          </draw:text-box>
        </draw:frame>
        <draw:custom-shape draw:style-name="gr4" draw:text-style-name="P3" draw:layer="layout" svg:width="2.794cm" svg:height="2.794cm" svg:x="6.096cm" svg:y="7.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5" draw:text-style-name="P3" draw:layer="layout" svg:x1="8.89cm" svg:y1="8.382cm" svg:x2="12.954cm" svg:y2="8.382cm">
          <text:p/>
        </draw:line>
        <draw:custom-shape draw:style-name="gr6" draw:text-style-name="P3" draw:layer="layout" svg:width="1.524cm" svg:height="2.54cm" svg:x="12.954cm" svg:y="7.366cm">
          <text:p/>
          <draw:enhanced-geometry svg:viewBox="0 0 21600 21600" draw:type="rectangle" draw:enhanced-path="M 0 0 L 21600 0 21600 21600 0 21600 0 0 Z N"/>
        </draw:custom-shape>
        <draw:custom-shape draw:style-name="gr6" draw:text-style-name="P3" draw:layer="layout" svg:width="1.524cm" svg:height="2.54cm" svg:x="12.954cm" svg:y="7.366cm">
          <text:p/>
          <draw:enhanced-geometry svg:viewBox="0 0 21600 21600" draw:type="rectangle" draw:enhanced-path="M 0 0 L 21600 0 21600 21600 0 21600 0 0 Z N"/>
        </draw:custom-shape>
        <draw:custom-shape draw:style-name="gr7" draw:text-style-name="P3" draw:layer="layout" svg:width="1.524cm" svg:height="2.54cm" svg:x="16.764cm" svg:y="6.35cm">
          <text:p/>
          <draw:enhanced-geometry svg:viewBox="0 0 21600 21600" draw:type="rectangle" draw:enhanced-path="M 0 0 L 21600 0 21600 21600 0 21600 0 0 Z N"/>
        </draw:custom-shape>
        <draw:custom-shape draw:style-name="gr7" draw:text-style-name="P3" draw:layer="layout" svg:width="1.524cm" svg:height="2.54cm" svg:x="16.764cm" svg:y="11.43cm">
          <text:p/>
          <draw:enhanced-geometry svg:viewBox="0 0 21600 21600" draw:type="rectangle" draw:enhanced-path="M 0 0 L 21600 0 21600 21600 0 21600 0 0 Z N"/>
        </draw:custom-shape>
        <draw:custom-shape draw:style-name="gr8" draw:text-style-name="P3" draw:layer="layout" svg:width="1.524cm" svg:height="2.54cm" svg:x="20.574cm" svg:y="4.064cm">
          <text:p/>
          <draw:enhanced-geometry svg:viewBox="0 0 21600 21600" draw:type="rectangle" draw:enhanced-path="M 0 0 L 21600 0 21600 21600 0 21600 0 0 Z N"/>
        </draw:custom-shape>
        <draw:custom-shape draw:style-name="gr8" draw:text-style-name="P3" draw:layer="layout" svg:width="1.524cm" svg:height="2.54cm" svg:x="20.574cm" svg:y="7.874cm">
          <text:p/>
          <draw:enhanced-geometry svg:viewBox="0 0 21600 21600" draw:type="rectangle" draw:enhanced-path="M 0 0 L 21600 0 21600 21600 0 21600 0 0 Z N"/>
        </draw:custom-shape>
        <draw:custom-shape draw:style-name="gr8" draw:text-style-name="P3" draw:layer="layout" svg:width="1.524cm" svg:height="2.54cm" svg:x="20.574cm" svg:y="11.176cm">
          <text:p/>
          <draw:enhanced-geometry svg:viewBox="0 0 21600 21600" draw:type="rectangle" draw:enhanced-path="M 0 0 L 21600 0 21600 21600 0 21600 0 0 Z N"/>
        </draw:custom-shape>
        <draw:custom-shape draw:style-name="gr8" draw:text-style-name="P3" draw:layer="layout" svg:width="1.524cm" svg:height="2.54cm" svg:x="20.574cm" svg:y="14.986cm">
          <text:p/>
          <draw:enhanced-geometry svg:viewBox="0 0 21600 21600" draw:type="rectangle" draw:enhanced-path="M 0 0 L 21600 0 21600 21600 0 21600 0 0 Z N"/>
        </draw:custom-shape>
        <draw:line draw:style-name="gr5" draw:text-style-name="P3" draw:layer="layout" svg:x1="14.478cm" svg:y1="8.636cm" svg:x2="16.764cm" svg:y2="7.62cm">
          <text:p/>
        </draw:line>
        <draw:line draw:style-name="gr5" draw:text-style-name="P3" draw:layer="layout" svg:x1="14.478cm" svg:y1="8.636cm" svg:x2="16.764cm" svg:y2="12.7cm">
          <text:p/>
        </draw:line>
        <draw:line draw:style-name="gr5" draw:text-style-name="P3" draw:layer="layout" svg:x1="18.288cm" svg:y1="7.366cm" svg:x2="20.574cm" svg:y2="5.422cm">
          <text:p/>
        </draw:line>
        <draw:line draw:style-name="gr5" draw:text-style-name="P3" draw:layer="layout" svg:x1="18.288cm" svg:y1="7.366cm" svg:x2="20.574cm" svg:y2="9.398cm">
          <text:p/>
        </draw:line>
        <draw:line draw:style-name="gr5" draw:text-style-name="P3" draw:layer="layout" svg:x1="18.288cm" svg:y1="12.7cm" svg:x2="20.574cm" svg:y2="12.446cm">
          <text:p/>
        </draw:line>
        <draw:line draw:style-name="gr5" draw:text-style-name="P3" draw:layer="layout" svg:x1="18.288cm" svg:y1="12.7cm" svg:x2="20.574cm" svg:y2="16.256cm">
          <text:p/>
        </draw:line>
        <draw:frame draw:style-name="gr9" draw:text-style-name="P9" draw:layer="layout" svg:width="2.911cm" svg:height="1.675cm" svg:x="20.066cm" svg:y="6.35cm">
          <draw:text-box>
            <text:p text:style-name="P3"><text:span text:style-name="T6">Storage </text:span></text:p>
            <text:p text:style-name="P3"><text:span text:style-name="T6">Layer</text:span></text:p>
          </draw:text-box>
        </draw:frame>
        <draw:frame draw:style-name="gr9" draw:text-style-name="P10" draw:layer="layout" svg:width="3.918cm" svg:height="2.387cm" svg:x="15.494cm" svg:y="9.144cm">
          <draw:text-box>
            <text:p><text:span text:style-name="T6">Middleware</text:span></text:p>
            <text:p><text:span text:style-name="T6">Controller</text:span></text:p>
            <text:p text:style-name="P3"><text:span text:style-name="T6">Layer</text:span></text:p>
          </draw:text-box>
        </draw:frame>
        <draw:frame draw:style-name="gr9" draw:text-style-name="P9" draw:layer="layout" svg:width="3.614cm" svg:height="2.387cm" svg:x="11.88cm" svg:y="10.16cm">
          <draw:text-box>
            <text:p text:style-name="P3"><text:span text:style-name="T6">Frontend</text:span></text:p>
            <text:p text:style-name="P3"><text:span text:style-name="T6">Webserver</text:span></text:p>
            <text:p text:style-name="P3"><text:span text:style-name="T6">Layer</text:span></text:p>
          </draw:text-box>
        </draw:frame>
        <draw:custom-shape draw:style-name="gr10" draw:text-style-name="P3" draw:layer="layout" svg:width="5.334cm" svg:height="5.842cm" svg:x="4.826cm" svg:y="6.35cm">
          <text:p/>
          <draw:enhanced-geometry svg:viewBox="0 0 21600 21600" draw:type="rectangle" draw:enhanced-path="M 0 0 L 21600 0 21600 21600 0 21600 0 0 Z N"/>
        </draw:custom-shape>
        <draw:custom-shape draw:style-name="gr10" draw:text-style-name="P3" draw:layer="layout" svg:width="3.81cm" svg:height="7.366cm" svg:x="11.684cm" svg:y="6.096cm">
          <text:p/>
          <draw:enhanced-geometry svg:viewBox="0 0 21600 21600" draw:type="rectangle" draw:enhanced-path="M 0 0 L 21600 0 21600 21600 0 21600 0 0 Z N"/>
        </draw:custom-shape>
        <draw:custom-shape draw:style-name="gr10" draw:text-style-name="P3" draw:layer="layout" svg:width="3.81cm" svg:height="8.89cm" svg:x="15.748cm" svg:y="5.588cm">
          <text:p/>
          <draw:enhanced-geometry svg:viewBox="0 0 21600 21600" draw:type="rectangle" draw:enhanced-path="M 0 0 L 21600 0 21600 21600 0 21600 0 0 Z N"/>
        </draw:custom-shape>
        <draw:custom-shape draw:style-name="gr10" draw:text-style-name="P3" draw:layer="layout" svg:width="3.302cm" svg:height="14.478cm" svg:x="19.812cm" svg:y="3.556cm">
          <text:p/>
          <draw:enhanced-geometry svg:viewBox="0 0 21600 21600" draw:type="rectangle" draw:enhanced-path="M 0 0 L 21600 0 21600 21600 0 21600 0 0 Z N"/>
        </draw:custom-shape>
        <draw:line draw:style-name="gr11" draw:text-style-name="P3" draw:layer="layout" svg:x1="15.748cm" svg:y1="3.556cm" svg:x2="15.748cm" svg:y2="18.034cm">
          <text:p/>
        </draw:line>
        <draw:frame draw:style-name="gr9" draw:text-style-name="P10" draw:layer="layout" svg:width="7.974cm" svg:height="0.963cm" svg:x="12.418cm" svg:y="18.034cm">
          <draw:text-box>
            <text:p text:style-name="P10"><text:span text:style-name="T6">Limit of Client Knowledge</text:span></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Layering</text:p>
          </draw:text-box>
        </draw:frame>
        <draw:frame presentation:style-name="pr5" draw:layer="layout" svg:width="25.199cm" svg:height="12.18cm" svg:x="1.4cm" svg:y="4.914cm" presentation:class="outline">
          <draw:text-box>
            <text:list text:style-name="L2">
              <text:list-item>
                <text:p>Your application might not be multi-machine</text:p>
                <text:list>
                  <text:list-item>
                    <text:p>But it can have layering that operates with the HTTP request</text:p>
                  </text:list-item>
                  <text:list-item>
                    <text:p>You could have an auth layer that validates authentication and strips auth information before passing the request off to the next layer</text:p>
                  </text:list-item>
                  <text:list-item>
                    <text:p>HTTP Request handling allows routing and the decoration of routes to handle requests in a layered manner.</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Verbs and Meaning in REST</text:p>
          </draw:text-box>
        </draw:frame>
        <draw:frame presentation:style-name="pr5" draw:layer="layout" svg:width="8.76cm" svg:height="12.18cm" svg:x="3.048cm" svg:y="4.914cm" presentation:class="outline" presentation:user-transformed="true">
          <draw:text-box>
            <text:list text:style-name="L2">
              <text:list-item>
                <text:p>GET</text:p>
                <text:list>
                  <text:list-item>
                    <text:p>Repeatable</text:p>
                  </text:list-item>
                  <text:list-item>
                    <text:p>Stateless</text:p>
                  </text:list-item>
                  <text:list-item>
                    <text:p>Cacheable</text:p>
                  </text:list-item>
                  <text:list-item>
                    <text:p>Safe</text:p>
                  </text:list-item>
                </text:list>
              </text:list-item>
              <text:list-item>
                <text:p>PUT</text:p>
                <text:list>
                  <text:list-item>
                    <text:p>Repeatable</text:p>
                  </text:list-item>
                  <text:list-item>
                    <text:p>Stateless</text:p>
                  </text:list-item>
                  <text:list-item>
                    <text:p>Cacheable</text:p>
                  </text:list-item>
                </text:list>
              </text:list-item>
            </text:list>
          </draw:text-box>
        </draw:frame>
        <draw:frame presentation:style-name="pr5" draw:layer="layout" svg:width="8.76cm" svg:height="12.18cm" svg:x="14.1cm" svg:y="4.826cm" presentation:class="outline" presentation:user-transformed="true">
          <draw:text-box>
            <text:list text:style-name="L2">
              <text:list-item>
                <text:p>DELETE</text:p>
                <text:list>
                  <text:list-item>
                    <text:p>Repeatable</text:p>
                  </text:list-item>
                  <text:list-item>
                    <text:p>Stateless</text:p>
                  </text:list-item>
                  <text:list-item>
                    <text:p>Cacheable</text:p>
                  </text:list-item>
                </text:list>
              </text:list-item>
              <text:list-item>
                <text:p>POST</text:p>
                <text:list>
                  <text:list-item>
                    <text:p>Anything goes</text:p>
                  </text:list-item>
                  <text:list-item>
                    <text:p>Not cacheable</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Examples – Do you even REST?</text:p>
          </draw:text-box>
        </draw:frame>
        <draw:frame presentation:style-name="pr5" draw:text-style-name="P11" draw:layer="layout" svg:width="25.199cm" svg:height="12.18cm" svg:x="1.4cm" svg:y="4.914cm" presentation:class="outline">
          <draw:text-box>
            <text:list text:style-name="L2">
              <text:list-item>
                <text:p text:style-name="P11"><text:span text:style-name="T7">Search Queries?</text:span></text:p>
                <text:list>
                  <text:list-item>
                    <text:p text:style-name="P11"><text:span text:style-name="T7">[ <text:s/>] Safe?</text:span></text:p>
                  </text:list-item>
                  <text:list-item>
                    <text:p text:style-name="P11"><text:span text:style-name="T7">[ <text:s/>] Repeatable?</text:span></text:p>
                  </text:list-item>
                  <text:list-item>
                    <text:p text:style-name="P11"><text:span text:style-name="T7">[ <text:s/>] Cacheable</text:span></text:p>
                  </text:list-item>
                  <text:list-item>
                    <text:p text:style-name="P11"><text:span text:style-name="T7">[ <text:s/>] Stateless</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Examples – I can't put up with this</text:p>
          </draw:text-box>
        </draw:frame>
        <draw:frame presentation:style-name="pr5" draw:text-style-name="P11" draw:layer="layout" svg:width="25.199cm" svg:height="12.18cm" svg:x="1.4cm" svg:y="4.914cm" presentation:class="outline">
          <draw:text-box>
            <text:list text:style-name="L2">
              <text:list-item>
                <text:p text:style-name="P11"><text:span text:style-name="T7">Weather</text:span></text:p>
                <text:list>
                  <text:list-item>
                    <text:p text:style-name="P11"><text:span text:style-name="T7">[ <text:s/>] Safe?</text:span></text:p>
                  </text:list-item>
                  <text:list-item>
                    <text:p text:style-name="P11"><text:span text:style-name="T7">[ <text:s/>] Repeatable?</text:span></text:p>
                  </text:list-item>
                  <text:list-item>
                    <text:p text:style-name="P11"><text:span text:style-name="T7">[ <text:s/>] Cacheable</text:span></text:p>
                  </text:list-item>
                  <text:list-item>
                    <text:p text:style-name="P11"><text:span text:style-name="T7">[ <text:s/>] Stateless</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Examples – Pain in the POSTerior</text:p>
          </draw:text-box>
        </draw:frame>
        <draw:frame presentation:style-name="pr5" draw:text-style-name="P11" draw:layer="layout" svg:width="25.199cm" svg:height="12.18cm" svg:x="1.4cm" svg:y="4.914cm" presentation:class="outline">
          <draw:text-box>
            <text:list text:style-name="L2">
              <text:list-item>
                <text:p text:style-name="P11"><text:span text:style-name="T7">A Photo</text:span></text:p>
                <text:list>
                  <text:list-item>
                    <text:p text:style-name="P11"><text:span text:style-name="T7">[ <text:s/>] Safe?</text:span></text:p>
                  </text:list-item>
                  <text:list-item>
                    <text:p text:style-name="P11"><text:span text:style-name="T7">[ <text:s/>] Repeatable?</text:span></text:p>
                  </text:list-item>
                  <text:list-item>
                    <text:p text:style-name="P11"><text:span text:style-name="T7">[ <text:s/>] Cacheable</text:span></text:p>
                  </text:list-item>
                  <text:list-item>
                    <text:p text:style-name="P11"><text:span text:style-name="T7">[ <text:s/>] Stateless</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Examples – I'm going to CTRL-ALT-DEL</text:p>
          </draw:text-box>
        </draw:frame>
        <draw:frame presentation:style-name="pr5" draw:text-style-name="P11" draw:layer="layout" svg:width="25.199cm" svg:height="12.18cm" svg:x="1.4cm" svg:y="4.914cm" presentation:class="outline">
          <draw:text-box>
            <text:list text:style-name="L2">
              <text:list-item>
                <text:p text:style-name="P11"><text:span text:style-name="T7">Payment</text:span></text:p>
                <text:list>
                  <text:list-item>
                    <text:p text:style-name="P11"><text:span text:style-name="T7">[ <text:s/>] Safe?</text:span></text:p>
                  </text:list-item>
                  <text:list-item>
                    <text:p text:style-name="P11"><text:span text:style-name="T7">[ <text:s/>] Repeatable?</text:span></text:p>
                  </text:list-item>
                  <text:list-item>
                    <text:p text:style-name="P11"><text:span text:style-name="T7">[ <text:s/>] Cacheable</text:span></text:p>
                  </text:list-item>
                  <text:list-item>
                    <text:p text:style-name="P11"><text:span text:style-name="T7">[ <text:s/>] Stateless</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Examples – I don't GET it </text:p>
          </draw:text-box>
        </draw:frame>
        <draw:frame presentation:style-name="pr5" draw:text-style-name="P11" draw:layer="layout" svg:width="25.199cm" svg:height="12.18cm" svg:x="1.4cm" svg:y="4.914cm" presentation:class="outline">
          <draw:text-box>
            <text:list text:style-name="L2">
              <text:list-item>
                <text:p text:style-name="P11"><text:span text:style-name="T7">Authentication</text:span></text:p>
                <text:list>
                  <text:list-item>
                    <text:p text:style-name="P11"><text:span text:style-name="T7">[ <text:s/>] Safe?</text:span></text:p>
                  </text:list-item>
                  <text:list-item>
                    <text:p text:style-name="P11"><text:span text:style-name="T7">[ <text:s/>] Repeatable?</text:span></text:p>
                  </text:list-item>
                  <text:list-item>
                    <text:p text:style-name="P11"><text:span text:style-name="T7">[ <text:s/>] Cacheable</text:span></text:p>
                  </text:list-item>
                  <text:list-item>
                    <text:p text:style-name="P11"><text:span text:style-name="T7">[ <text:s/>] Stateless</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Authentication</text:p>
          </draw:text-box>
        </draw:frame>
        <draw:frame presentation:style-name="pr5" draw:layer="layout" svg:width="25.199cm" svg:height="12.18cm" svg:x="1.4cm" svg:y="4.914cm" presentation:class="outline">
          <draw:text-box>
            <text:list text:style-name="L2">
              <text:list-item>
                <text:p>Why aren't session IDs stateless?</text:p>
              </text:list-item>
              <text:list-item>
                <text:p>When are cookies “stateless”</text:p>
              </text:list-item>
              <text:list-item>
                <text:p>The suggestion is do authentication via headers</text:p>
                <text:list>
                  <text:list-item>
                    <text:p>HTTP-Auth</text:p>
                  </text:list-item>
                  <text:list-item>
                    <text:p>HTTP-Digest</text:p>
                  </text:list-item>
                  <text:list-item>
                    <text:p>Or your own header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page22"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Design Tip</text:p>
          </draw:text-box>
        </draw:frame>
        <draw:frame presentation:style-name="pr5" draw:layer="layout" svg:width="25.199cm" svg:height="12.18cm" svg:x="1.4cm" svg:y="4.914cm" presentation:class="outline">
          <draw:text-box>
            <text:list text:style-name="L2">
              <text:list-item>
                <text:p>Sometimes a URL is for both HTML and XML/JSON</text:p>
              </text:list-item>
              <text:list-item>
                <text:p>Some applications make a seperate api domain that supports api calls and REST calls, meaning their website is aimed at browsers but can interact with the API domain.</text:p>
              </text:list-item>
              <text:list-item>
                <text:p>HTML representation<text:a xlink:href="http://abramstuff.com/user/abram" xlink:type="simple">http://abramstuff.com/user/abram</text:a></text:p>
              </text:list-item>
              <text:list-item>
                <text:p>Versus an XML/JSON representation <text:a xlink:href="http://api.abramstuff.com/user/abram" xlink:type="simple">http://api.abramstuff.com/user/abram</text:a></text:p>
              </text:list-item>
              <text:list-item>
                <text:p>Alternatively use the Accept headers</text:p>
              </text:list-item>
            </text:list>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6" draw:layer="layout" svg:width="17.271cm" svg:height="12.572cm" svg:x="2.159cm" svg:y="13.271cm" presentation:class="notes" presentation:placeholder="true">
            <draw:text-box/>
          </draw:frame>
        </presentation:notes>
      </draw:page>
      <draw:page draw:name="page23"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Performance: Caching</text:p>
          </draw:text-box>
        </draw:frame>
        <draw:frame presentation:style-name="pr5" draw:layer="layout" svg:width="25.199cm" svg:height="12.18cm" svg:x="1.4cm" svg:y="4.914cm" presentation:class="outline">
          <draw:text-box>
            <text:list text:style-name="L2">
              <text:list-item>
                <text:p>But we're using HTTP</text:p>
                <text:list>
                  <text:list-item>
                    <text:p>But we can increase locality</text:p>
                    <text:list>
                      <text:list-item>
                        <text:p>In browser</text:p>
                      </text:list-item>
                      <text:list-item>
                        <text:p>In layers</text:p>
                      </text:list-item>
                      <text:list-item>
                        <text:p>Cache between layers</text:p>
                      </text:list-item>
                      <text:list-item>
                        <text:p>Cache transformations</text:p>
                      </text:list-item>
                    </text:list>
                  </text:list-item>
                </text:list>
              </text:list-item>
              <text:list-item>
                <text:p>Caching is the most common performance trick on the web today:</text:p>
                <text:list>
                  <text:list-item>
                    <text:p><text:a xlink:href="http://memcached.org/" xlink:type="simple">http://memcached.org/</text:a></text:p>
                  </text:list-item>
                  <text:list-item>
                    <text:p>In Memory Key store, can cache common and large object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6" draw:layer="layout" svg:width="17.271cm" svg:height="12.572cm" svg:x="2.159cm" svg:y="13.271cm" presentation:class="notes" presentation:placeholder="true">
            <draw:text-box/>
          </draw:frame>
        </presentation:notes>
      </draw:page>
      <draw:page draw:name="page24"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Performance Claims</text:p>
          </draw:text-box>
        </draw:frame>
        <draw:frame presentation:style-name="pr5" draw:layer="layout" svg:width="25.199cm" svg:height="12.18cm" svg:x="1.4cm" svg:y="4.914cm" presentation:class="outline">
          <draw:text-box>
            <text:list text:style-name="L2">
              <text:list-item>
                <text:p>Reliability</text:p>
              </text:list-item>
              <text:list-item>
                <text:p>Scalability</text:p>
              </text:list-item>
              <text:list-item>
                <text:p>Latencies</text:p>
              </text:list-item>
              <text:list-item>
                <text:p>Efficiency</text:p>
              </text:list-item>
              <text:list-item>
                <text:p>Distributivity</text:p>
              </text:list-item>
            </text:list>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6" draw:layer="layout" svg:width="17.271cm" svg:height="12.572cm" svg:x="2.159cm" svg:y="13.271cm" presentation:class="notes" presentation:placeholder="true">
            <draw:text-box/>
          </draw:frame>
        </presentation:notes>
      </draw:page>
      <draw:page draw:name="page25"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Performance: Layering</text:p>
          </draw:text-box>
        </draw:frame>
        <draw:frame presentation:style-name="pr5" draw:layer="layout" svg:width="25.199cm" svg:height="12.18cm" svg:x="1.4cm" svg:y="4.914cm" presentation:class="outline">
          <draw:text-box>
            <text:list text:style-name="L2">
              <text:list-item>
                <text:p>Improve reliability by layering and making more machines responsible for the same task</text:p>
                <text:list>
                  <text:list-item>
                    <text:p>If one machine dies, the middleware can just route around the failure</text:p>
                  </text:list-item>
                  <text:list-item>
                    <text:p>Distributed operations are easy</text:p>
                  </text:list-item>
                </text:list>
              </text:list-item>
              <text:list-item>
                <text:p>Improve responsiveness by relying on more than 1 machine and returning the most immediate result.</text:p>
              </text:list-item>
              <text:list-item>
                <text:p>Can shard data across machines if it independent</text:p>
              </text:list-item>
            </text:list>
          </draw:text-box>
        </draw:frame>
        <draw:custom-shape draw:style-name="gr12" draw:text-style-name="P9" draw:layer="layout" svg:width="6.096cm" svg:height="5.76cm" svg:x="2.286cm" svg:y="14.814cm">
          <text:p text:style-name="P9"><text:span text:style-name="T6">People:</text:span></text:p>
          <text:p text:style-name="P9"><text:span text:style-name="T6">Everyon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9" draw:layer="layout" svg:width="4.064cm" svg:height="4.064cm" svg:x="12.446cm" svg:y="14.986cm">
          <text:p text:style-name="P9"><text:span text:style-name="T6">People who</text:span></text:p>
          <text:p text:style-name="P9"><text:span text:style-name="T6">Like Chee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9" draw:layer="layout" svg:width="4.064cm" svg:height="4.064cm" svg:x="17.018cm" svg:y="15.748cm">
          <text:p text:style-name="P9"><text:span text:style-name="T6">People who</text:span></text:p>
          <text:p text:style-name="P9"><text:span text:style-name="T6">hate Chee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9" draw:layer="layout" svg:width="4.064cm" svg:height="4.064cm" svg:x="21.59cm" svg:y="16.51cm">
          <text:p text:style-name="P9"><text:span text:style-name="T6">People who </text:span></text:p>
          <text:p text:style-name="P9"><text:span text:style-name="T6">are</text:span></text:p>
          <text:p text:style-name="P9"><text:span text:style-name="T6">undecided</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9" draw:text-style-name="P10" draw:layer="layout" svg:width="1.256cm" svg:height="0.963cm" svg:x="9.412cm" svg:y="16.817cm">
          <draw:text-box>
            <text:p><text:span text:style-name="T6">VS</text:span></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page26"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Performance: Layered + Caching</text:p>
          </draw:text-box>
        </draw:frame>
        <draw:custom-shape draw:style-name="gr13" draw:text-style-name="P3" draw:layer="Layout" svg:width="2.794cm" svg:height="2.794cm" svg:x="6.096cm" svg:y="7.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5" draw:text-style-name="P3" draw:layer="layout" svg:x1="8.89cm" svg:y1="8.382cm" svg:x2="12.954cm" svg:y2="8.382cm">
          <text:p/>
        </draw:line>
        <draw:custom-shape draw:style-name="gr14" draw:text-style-name="P3" draw:layer="Layout" svg:width="1.524cm" svg:height="2.54cm" svg:x="12.954cm" svg:y="7.366cm">
          <text:p/>
          <draw:enhanced-geometry svg:viewBox="0 0 21600 21600" draw:type="rectangle" draw:enhanced-path="M 0 0 L 21600 0 21600 21600 0 21600 0 0 Z N"/>
        </draw:custom-shape>
        <draw:custom-shape draw:style-name="gr14" draw:text-style-name="P3" draw:layer="Layout" svg:width="1.524cm" svg:height="2.54cm" svg:x="12.954cm" svg:y="7.366cm">
          <text:p/>
          <draw:enhanced-geometry svg:viewBox="0 0 21600 21600" draw:type="rectangle" draw:enhanced-path="M 0 0 L 21600 0 21600 21600 0 21600 0 0 Z N"/>
        </draw:custom-shape>
        <draw:custom-shape draw:style-name="gr15" draw:text-style-name="P3" draw:layer="Layout" svg:width="1.524cm" svg:height="2.54cm" svg:x="16.764cm" svg:y="6.35cm">
          <text:p/>
          <draw:enhanced-geometry svg:viewBox="0 0 21600 21600" draw:type="rectangle" draw:enhanced-path="M 0 0 L 21600 0 21600 21600 0 21600 0 0 Z N"/>
        </draw:custom-shape>
        <draw:custom-shape draw:style-name="gr15" draw:text-style-name="P3" draw:layer="Layout" svg:width="1.524cm" svg:height="2.54cm" svg:x="16.764cm" svg:y="11.43cm">
          <text:p/>
          <draw:enhanced-geometry svg:viewBox="0 0 21600 21600" draw:type="rectangle" draw:enhanced-path="M 0 0 L 21600 0 21600 21600 0 21600 0 0 Z N"/>
        </draw:custom-shape>
        <draw:custom-shape draw:style-name="gr16" draw:text-style-name="P3" draw:layer="Layout" svg:width="1.524cm" svg:height="2.54cm" svg:x="20.574cm" svg:y="4.064cm">
          <text:p/>
          <draw:enhanced-geometry svg:viewBox="0 0 21600 21600" draw:type="rectangle" draw:enhanced-path="M 0 0 L 21600 0 21600 21600 0 21600 0 0 Z N"/>
        </draw:custom-shape>
        <draw:custom-shape draw:style-name="gr16" draw:text-style-name="P3" draw:layer="Layout" svg:width="1.524cm" svg:height="2.54cm" svg:x="20.574cm" svg:y="7.874cm">
          <text:p/>
          <draw:enhanced-geometry svg:viewBox="0 0 21600 21600" draw:type="rectangle" draw:enhanced-path="M 0 0 L 21600 0 21600 21600 0 21600 0 0 Z N"/>
        </draw:custom-shape>
        <draw:custom-shape draw:style-name="gr16" draw:text-style-name="P3" draw:layer="Layout" svg:width="1.524cm" svg:height="2.54cm" svg:x="20.574cm" svg:y="11.176cm">
          <text:p/>
          <draw:enhanced-geometry svg:viewBox="0 0 21600 21600" draw:type="rectangle" draw:enhanced-path="M 0 0 L 21600 0 21600 21600 0 21600 0 0 Z N"/>
        </draw:custom-shape>
        <draw:custom-shape draw:style-name="gr16" draw:text-style-name="P3" draw:layer="Layout" svg:width="1.524cm" svg:height="2.54cm" svg:x="20.574cm" svg:y="14.986cm">
          <text:p/>
          <draw:enhanced-geometry svg:viewBox="0 0 21600 21600" draw:type="rectangle" draw:enhanced-path="M 0 0 L 21600 0 21600 21600 0 21600 0 0 Z N"/>
        </draw:custom-shape>
        <draw:line draw:style-name="gr5" draw:text-style-name="P3" draw:layer="layout" svg:x1="14.478cm" svg:y1="8.636cm" svg:x2="16.764cm" svg:y2="7.62cm">
          <text:p/>
        </draw:line>
        <draw:line draw:style-name="gr5" draw:text-style-name="P3" draw:layer="layout" svg:x1="14.478cm" svg:y1="8.636cm" svg:x2="16.764cm" svg:y2="12.7cm">
          <text:p/>
        </draw:line>
        <draw:line draw:style-name="gr5" draw:text-style-name="P3" draw:layer="layout" svg:x1="18.288cm" svg:y1="7.366cm" svg:x2="20.574cm" svg:y2="5.422cm">
          <text:p/>
        </draw:line>
        <draw:line draw:style-name="gr5" draw:text-style-name="P3" draw:layer="layout" svg:x1="18.288cm" svg:y1="7.366cm" svg:x2="20.574cm" svg:y2="9.398cm">
          <text:p/>
        </draw:line>
        <draw:line draw:style-name="gr5" draw:text-style-name="P3" draw:layer="layout" svg:x1="18.288cm" svg:y1="12.7cm" svg:x2="20.574cm" svg:y2="12.446cm">
          <text:p/>
        </draw:line>
        <draw:line draw:style-name="gr5" draw:text-style-name="P3" draw:layer="layout" svg:x1="18.288cm" svg:y1="12.7cm" svg:x2="20.574cm" svg:y2="16.256cm">
          <text:p/>
        </draw:line>
        <draw:frame draw:style-name="gr9" draw:text-style-name="P13" draw:layer="layout" svg:width="2.911cm" svg:height="1.675cm" svg:x="20.066cm" svg:y="6.35cm">
          <draw:text-box>
            <text:p text:style-name="P12"><text:span text:style-name="T6">Storage </text:span></text:p>
            <text:p text:style-name="P12"><text:span text:style-name="T6">Layer</text:span></text:p>
          </draw:text-box>
        </draw:frame>
        <draw:frame draw:style-name="gr9" draw:text-style-name="P15" draw:layer="layout" svg:width="3.918cm" svg:height="2.387cm" svg:x="15.494cm" svg:y="9.144cm">
          <draw:text-box>
            <text:p text:style-name="P14"><text:span text:style-name="T6">Middleware</text:span></text:p>
            <text:p text:style-name="P14"><text:span text:style-name="T6">Controller</text:span></text:p>
            <text:p text:style-name="P12"><text:span text:style-name="T6">Layer</text:span></text:p>
          </draw:text-box>
        </draw:frame>
        <draw:frame draw:style-name="gr9" draw:text-style-name="P13" draw:layer="layout" svg:width="3.614cm" svg:height="2.387cm" svg:x="11.88cm" svg:y="10.16cm">
          <draw:text-box>
            <text:p text:style-name="P12"><text:span text:style-name="T6">Frontend</text:span></text:p>
            <text:p text:style-name="P12"><text:span text:style-name="T6">Webserver</text:span></text:p>
            <text:p text:style-name="P12"><text:span text:style-name="T6">Layer</text:span></text:p>
          </draw:text-box>
        </draw:frame>
        <draw:custom-shape draw:style-name="gr17" draw:text-style-name="P3" draw:layer="Layout" svg:width="5.334cm" svg:height="5.842cm" svg:x="4.826cm" svg:y="6.35cm">
          <text:p/>
          <draw:enhanced-geometry svg:viewBox="0 0 21600 21600" draw:type="rectangle" draw:enhanced-path="M 0 0 L 21600 0 21600 21600 0 21600 0 0 Z N"/>
        </draw:custom-shape>
        <draw:custom-shape draw:style-name="gr17" draw:text-style-name="P3" draw:layer="Layout" svg:width="3.81cm" svg:height="7.366cm" svg:x="11.684cm" svg:y="6.096cm">
          <text:p/>
          <draw:enhanced-geometry svg:viewBox="0 0 21600 21600" draw:type="rectangle" draw:enhanced-path="M 0 0 L 21600 0 21600 21600 0 21600 0 0 Z N"/>
        </draw:custom-shape>
        <draw:custom-shape draw:style-name="gr17" draw:text-style-name="P3" draw:layer="Layout" svg:width="3.81cm" svg:height="8.89cm" svg:x="15.748cm" svg:y="5.588cm">
          <text:p/>
          <draw:enhanced-geometry svg:viewBox="0 0 21600 21600" draw:type="rectangle" draw:enhanced-path="M 0 0 L 21600 0 21600 21600 0 21600 0 0 Z N"/>
        </draw:custom-shape>
        <draw:custom-shape draw:style-name="gr17" draw:text-style-name="P3" draw:layer="Layout" svg:width="3.302cm" svg:height="14.478cm" svg:x="19.812cm" svg:y="3.556cm">
          <text:p/>
          <draw:enhanced-geometry svg:viewBox="0 0 21600 21600" draw:type="rectangle" draw:enhanced-path="M 0 0 L 21600 0 21600 21600 0 21600 0 0 Z N"/>
        </draw:custom-shape>
        <draw:line draw:style-name="gr11" draw:text-style-name="P3" draw:layer="layout" svg:x1="15.748cm" svg:y1="3.556cm" svg:x2="15.748cm" svg:y2="18.034cm">
          <text:p/>
        </draw:line>
        <draw:frame draw:style-name="gr9" draw:text-style-name="P15" draw:layer="layout" svg:width="7.974cm" svg:height="0.963cm" svg:x="12.418cm" svg:y="18.034cm">
          <draw:text-box>
            <text:p text:style-name="P15"><text:span text:style-name="T6">Limit of Client Knowledge</text:span></text:p>
          </draw:text-box>
        </draw:frame>
        <draw:custom-shape draw:style-name="gr18" draw:text-style-name="P13" draw:layer="Layout" svg:width="1.604cm" svg:height="3.048cm" svg:x="9.064cm" svg:y="6.858cm">
          <text:p text:style-name="P12"><text:span text:style-name="T6">Cach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3" draw:layer="Layout" svg:width="1.604cm" svg:height="3.048cm" svg:x="17.808cm" svg:y="11.176cm">
          <text:p text:style-name="P12"><text:span text:style-name="T6">Cach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3" draw:layer="Layout" svg:width="1.604cm" svg:height="3.048cm" svg:x="9.064cm" svg:y="6.858cm">
          <text:p text:style-name="P12"><text:span text:style-name="T6">Cach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3" draw:layer="Layout" svg:width="1.604cm" svg:height="3.048cm" svg:x="9.064cm" svg:y="6.858cm">
          <text:p text:style-name="P12"><text:span text:style-name="T6">Cach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3" draw:layer="Layout" svg:width="1.604cm" svg:height="3.048cm" svg:x="8.636cm" svg:y="6.858cm">
          <text:p text:style-name="P12"><text:span text:style-name="T6">Cach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3" draw:layer="Layout" svg:width="1.604cm" svg:height="3.048cm" svg:x="13.97cm" svg:y="6.858cm">
          <text:p text:style-name="P12"><text:span text:style-name="T6">Cach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3" draw:layer="Layout" svg:width="1.604cm" svg:height="3.048cm" svg:x="17.808cm" svg:y="6.35cm">
          <text:p text:style-name="P12"><text:span text:style-name="T6">Cach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office:forms form:automatic-focus="false" form:apply-design-mode="false"/>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page27"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Performance</text:p>
          </draw:text-box>
        </draw:frame>
        <draw:frame presentation:style-name="pr5" draw:layer="layout" svg:width="25.199cm" svg:height="12.18cm" svg:x="1.4cm" svg:y="4.914cm" presentation:class="outline">
          <draw:text-box>
            <text:list text:style-name="L2">
              <text:list-item>
                <text:p>Degrades</text:p>
                <text:list>
                  <text:list-item>
                    <text:p>Optimization via state</text:p>
                  </text:list-item>
                  <text:list-item>
                    <text:p>Network performance using TCP and HTTP</text:p>
                  </text:list-item>
                  <text:list-item>
                    <text:p>Bandwidth, requests are large</text:p>
                  </text:list-item>
                  <text:list-item>
                    <text:p>Every layer of abstraction is a danger to performance</text:p>
                  </text:list-item>
                  <text:list-item>
                    <text:p>Multiple layers increases latency</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6" draw:layer="layout" svg:width="17.271cm" svg:height="12.572cm" svg:x="2.159cm" svg:y="13.271cm" presentation:class="notes" presentation:placeholder="true">
            <draw:text-box/>
          </draw:frame>
        </presentation:notes>
      </draw:page>
      <draw:page draw:name="page28"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Photo Gallery Example</text:p>
          </draw:text-box>
        </draw:frame>
        <draw:frame presentation:style-name="pr5" draw:layer="layout" svg:width="25.199cm" svg:height="12.18cm" svg:x="1.4cm" svg:y="4.914cm" presentation:class="outline">
          <draw:text-box>
            <text:list text:style-name="L2">
              <text:list-item>
                <text:p><text:a xlink:href="http://photogallery/photog/Abram" xlink:type="simple">http://photogallery/photog/Abram</text:a></text:p>
                <text:list>
                  <text:list-item>
                    <text:p>An example photographer</text:p>
                  </text:list-item>
                </text:list>
              </text:list-item>
              <text:list-item>
                <text:p><text:a xlink:href="http://photogallery/photog/Abram/photos" xlink:type="simple">http://photogallery/photog/Abram/photos</text:a></text:p>
                <text:list>
                  <text:list-item>
                    <text:p>Photos of Abram</text:p>
                  </text:list-item>
                </text:list>
              </text:list-item>
              <text:list-item>
                <text:p><text:a xlink:href="http://photogallery/photog/Abram/set/portfolio" xlink:type="simple">http://photogallery/photog/Abram/set/portfolio</text:a></text:p>
                <text:list>
                  <text:list-item>
                    <text:p>Sets of Photos</text:p>
                  </text:list-item>
                </text:list>
              </text:list-item>
              <text:list-item>
                <text:p><text:a xlink:href="http://photogallery/photo/7774273" xlink:type="simple">http://photogallery/photo/7774273</text:a></text:p>
                <text:list>
                  <text:list-item>
                    <text:p>A photograph stored on the system</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6" draw:layer="layout" svg:width="17.271cm" svg:height="12.572cm" svg:x="2.159cm" svg:y="13.271cm" presentation:class="notes" presentation:placeholder="true">
            <draw:text-box/>
          </draw:frame>
        </presentation:notes>
      </draw:page>
      <draw:page draw:name="page29"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Photo Gallery Example</text:p>
          </draw:text-box>
        </draw:frame>
        <draw:frame presentation:style-name="pr5" draw:layer="layout" svg:width="25.199cm" svg:height="12.18cm" svg:x="1.4cm" svg:y="4.914cm" presentation:class="outline">
          <draw:text-box>
            <text:list text:style-name="L2">
              <text:list-item>
                <text:p><text:a xlink:href="http://photogallery/photog/Abram" xlink:type="simple">http://photogallery/photog/Abram</text:a></text:p>
                <text:list>
                  <text:list-item>
                    <text:p>GET PUT DELETE POST ?</text:p>
                  </text:list-item>
                </text:list>
              </text:list-item>
              <text:list-item>
                <text:p><text:a xlink:href="http://photogallery/photog/Abram/photos" xlink:type="simple">http://photogallery/photog/Abram/photos</text:a></text:p>
                <text:list>
                  <text:list-item>
                    <text:p>GET PUT DELETE POST ?</text:p>
                  </text:list-item>
                </text:list>
              </text:list-item>
              <text:list-item>
                <text:p><text:a xlink:href="http://photogallery/photog/Abram/set/portfolio" xlink:type="simple">http://photogallery/photog/Abram/set/portfolio</text:a></text:p>
                <text:list>
                  <text:list-item>
                    <text:p>GET PUT DELETE POST ?</text:p>
                  </text:list-item>
                </text:list>
              </text:list-item>
              <text:list-item>
                <text:p><text:a xlink:href="http://photogallery/photo/7774273" xlink:type="simple">http://photogallery/photo/7774273</text:a></text:p>
                <text:list>
                  <text:list-item>
                    <text:p>GET PUT DELETE POST<text:span text:style-name="T8"> ?</text:spa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Design Tips</text:p>
          </draw:text-box>
        </draw:frame>
        <draw:frame presentation:style-name="pr5" draw:layer="layout" svg:width="25.199cm" svg:height="12.18cm" svg:x="1.4cm" svg:y="4.914cm" presentation:class="outline">
          <draw:text-box>
            <text:list text:style-name="L2">
              <text:list-item>
                <text:p>Consider what is world readable, what the read or read-only interface</text:p>
              </text:list-item>
              <text:list-item>
                <text:p>What needs to be private or authenticated?</text:p>
              </text:list-item>
              <text:list-item>
                <text:p>Remember OOA?</text:p>
                <text:list>
                  <text:list-item>
                    <text:p>Think about your nouns</text:p>
                  </text:list-item>
                  <text:list-item>
                    <text:p>Think about your verbs</text:p>
                  </text:list-item>
                  <text:list-item>
                    <text:p>Think about what relationships can be become URIs</text:p>
                    <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6" draw:layer="layout" svg:width="17.271cm" svg:height="12.572cm" svg:x="2.159cm" svg:y="13.271cm" presentation:class="notes" presentation:placeholder="true">
            <draw:text-box/>
          </draw:frame>
        </presentation:notes>
      </draw:page>
      <draw:page draw:name="page31"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Design Tips</text:p>
          </draw:text-box>
        </draw:frame>
        <draw:frame presentation:style-name="pr5" draw:layer="layout" svg:width="25.199cm" svg:height="12.18cm" svg:x="1.4cm" svg:y="4.914cm" presentation:class="outline">
          <draw:text-box>
            <text:list text:style-name="L2">
              <text:list-item>
                <text:p>Take advantage of caching.</text:p>
                <text:list>
                  <text:list-item>
                    <text:p>Use GETs avoid POST</text:p>
                  </text:list-item>
                </text:list>
              </text:list-item>
              <text:list-item>
                <text:p>Consider how independent data is</text:p>
                <text:list>
                  <text:list-item>
                    <text:p>Can you split it up safely?</text:p>
                  </text:list-item>
                  <text:list-item>
                    <text:p>How coupled is it?</text:p>
                  </text:list-item>
                  <text:list-item>
                    <text:p>Does it need to be coupled?</text:p>
                  </text:list-item>
                </text:list>
              </text:list-item>
              <text:list-item>
                <text:p>Heavy state can stored client side.</text:p>
                <text:list>
                  <text:list-item>
                    <text:p>Take advantage of locality, your client side is the fastest side.</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6" draw:layer="layout" svg:width="17.271cm" svg:height="12.572cm" svg:x="2.159cm" svg:y="13.271cm" presentation:class="notes" presentation:placeholder="true">
            <draw:text-box/>
          </draw:frame>
        </presentation:notes>
      </draw:page>
      <draw:page draw:name="page32"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Verbs+Nouns?</text:p>
          </draw:text-box>
        </draw:frame>
        <draw:frame presentation:style-name="pr5" draw:layer="layout" svg:width="25.199cm" svg:height="12.18cm" svg:x="1.4cm" svg:y="4.914cm" presentation:class="outline">
          <draw:text-box>
            <text:list text:style-name="L2">
              <text:list-item>
                <text:p>GetAllTweets</text:p>
                <text:list>
                  <text:list-item>
                    <text:p>NO!</text:p>
                    <text:list>
                      <text:list-item>
                        <text:p>tweets/</text:p>
                      </text:list-item>
                    </text:list>
                  </text:list-item>
                </text:list>
              </text:list-item>
              <text:list-item>
                <text:p>GetATweet?</text:p>
                <text:list>
                  <text:list-item>
                    <text:p>No!</text:p>
                    <text:list>
                      <text:list-item>
                        <text:p>Tweets/3423</text:p>
                      </text:list-item>
                    </text:list>
                  </text:list-item>
                </text:list>
              </text:list-item>
              <text:list-item>
                <text:p>Can we use POST?</text:p>
                <text:list>
                  <text:list-item>
                    <text:p>Use POST like a PUT when you don't have an ID</text:p>
                  </text:list-item>
                </text:list>
              </text:list-item>
            </text:list>
          </draw:text-box>
        </draw:frame>
        <draw:frame draw:style-name="gr19" draw:text-style-name="P10" draw:layer="layout" svg:width="8.382cm" svg:height="5.99cm" svg:x="15.494cm" svg:y="5.948cm">
          <draw:text-box>
            <text:p text:style-name="P10"><text:span text:style-name="T6">Should we mass update tweets on a PUT?</text:span></text:p>
          </draw:text-box>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6" draw:layer="layout" svg:width="17.271cm" svg:height="12.572cm" svg:x="2.159cm" svg:y="13.271cm" presentation:class="notes" presentation:placeholder="true">
            <draw:text-box/>
          </draw:frame>
        </presentation:notes>
      </draw:page>
      <draw:page draw:name="page33"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Nouns</text:p>
          </draw:text-box>
        </draw:frame>
        <draw:frame presentation:style-name="pr5" draw:layer="layout" svg:width="25.199cm" svg:height="12.18cm" svg:x="1.4cm" svg:y="4.914cm" presentation:class="outline" presentation:user-transformed="true">
          <draw:text-box>
            <text:list text:style-name="L2">
              <text:list-item>
                <text:p>Brian Mulloy <text:s/><text:a xlink:href="https://blog.apigee.com/detail/restful_api_design_plural_nouns_and_concrete_names/" xlink:type="simple">https://blog.apigee.com/detail/restful_api_design_plural_nouns_and_concrete_names/</text:a></text:p>
                <text:p>Recommends:</text:p>
                <text:list>
                  <text:list-item>
                    <text:p>Usually you chose a noun because you have a collection of items. Maybe use the plural.</text:p>
                  </text:list-item>
                  <text:list-item>
                    <text:p>Use good concrete names. Don't generalize, you can generalize the routes in your code but be concrete</text:p>
                    <text:list>
                      <text:list-item>
                        <text:p>e.g. item versus todoNote</text:p>
                      </text:list-item>
                      <text:list-item>
                        <text:p/>
                      </text:list-item>
                    </text:list>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6" draw:layer="layout" svg:width="17.271cm" svg:height="12.572cm" svg:x="2.159cm" svg:y="13.271cm" presentation:class="notes" presentation:placeholder="true">
            <draw:text-box/>
          </draw:frame>
        </presentation:notes>
      </draw:page>
      <draw:page draw:name="page34"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General REST recommendations</text:p>
          </draw:text-box>
        </draw:frame>
        <draw:frame presentation:style-name="pr5" draw:layer="layout" svg:width="25.199cm" svg:height="12.18cm" svg:x="1.4cm" svg:y="4.914cm" presentation:class="outline" presentation:user-transformed="true">
          <draw:text-box>
            <text:list text:style-name="L2">
              <text:list-item>
                <text:p>Vinay Sahni <text:s/>suggests <text:a xlink:href="http://www.vinaysahni.com/best-practices-for-a-pragmatic-restful-api" xlink:type="simple">http://www.vinaysahni.com/best-practices-for-a-pragmatic-restful-api</text:a></text:p>
                <text:list>
                  <text:list-item>
                    <text:p>Focus noun first, then do verbs to those nouns</text:p>
                  </text:list-item>
                  <text:list-item>
                    <text:p>Plural URLs (tweets/)</text:p>
                  </text:list-item>
                  <text:list-item>
                    <text:p>Relations relation to first object /tweets/2/responses and /tweets/2/responses/4</text:p>
                  </text:list-item>
                  <text:list-item>
                    <text:p>Use /verb for obviously important tasks like /search</text:p>
                  </text:list-item>
                  <text:list-item>
                    <text:p>Version the API in the URL</text:p>
                  </text:list-item>
                  <text:list-item>
                    <text:p>Search using get params</text:p>
                  </text:list-item>
                  <text:list-item>
                    <text:p>Use Status code 201 for creation of a new resource</text:p>
                  </text:list-item>
                  <text:list-item>
                    <text:p>Use JSON</text:p>
                  </text:list-item>
                  <text:list-item>
                    <text:p>Don't wrap data up by default {“data”: } versus {“my”:”object”}</text:p>
                  </text:list-item>
                  <text:list-item>
                    <text:p>For large data use pages</text:p>
                  </text:list-item>
                  <text:list-item>
                    <text:p>Use simple HTTP auth + SSL over anything more complicated</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6" draw:layer="layout" svg:width="17.271cm" svg:height="12.572cm" svg:x="2.159cm" svg:y="13.271cm" presentation:class="notes" presentation:placeholder="true">
            <draw:text-box/>
          </draw:frame>
        </presentation:notes>
      </draw:page>
      <draw:page draw:name="page35"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HATEOAS</text:p>
          </draw:text-box>
        </draw:frame>
        <draw:frame presentation:style-name="pr5" draw:layer="layout" svg:width="25.199cm" svg:height="12.18cm" svg:x="1.4cm" svg:y="4.914cm" presentation:class="outline">
          <draw:text-box>
            <text:list text:style-name="L2">
              <text:list-item>
                <text:p>Hypermedia As The Engine of Application State</text:p>
                <text:list>
                  <text:list-item>
                    <text:p>This means include hyperlinks in your REST API Responses!</text:p>
                  </text:list-item>
                  <text:list-item>
                    <text:p>Either “link”:”<text:a xlink:href="http://url-to-this-obj/" xlink:type="simple">http://url-to-this-obj</text:a>”</text:p>
                  </text:list-item>
                  <text:list-item>
                    <text:p>Give hints to where the app or the reader could go to next.</text:p>
                  </text:list-item>
                  <text:list-item>
                    <text:p>It's the web! Use hypermedia!</text:p>
                    <text:list>
                      <text:list-item>
                        <text:p>Furthermore if you use STATUS CODE 201 you are using Location: to allow redirection to the new object!</text:p>
                      </text:list-item>
                    </text:list>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6" draw:layer="layout" svg:width="17.271cm" svg:height="12.572cm" svg:x="2.159cm" svg:y="13.271cm" presentation:class="notes" presentation:placeholder="true">
            <draw:text-box/>
          </draw:frame>
        </presentation:notes>
      </draw:page>
      <draw:page draw:name="page36"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Errors</text:p>
          </draw:text-box>
        </draw:frame>
        <draw:frame presentation:style-name="pr5" draw:layer="layout" svg:width="25.199cm" svg:height="12.18cm" svg:x="1.4cm" svg:y="4.914cm" presentation:class="outline">
          <draw:text-box>
            <text:list text:style-name="L2">
              <text:list-item>
                <text:p>Vinay Sahni suggests:</text:p>
                <text:list>
                  <text:list-item>
                    <text:p>200 OK</text:p>
                  </text:list-item>
                  <text:list-item>
                    <text:p>201 Created – creation of object with POST, redirection via Location: to new object</text:p>
                  </text:list-item>
                  <text:list-item>
                    <text:p>204 No Content – respond to a delete</text:p>
                  </text:list-item>
                  <text:list-item>
                    <text:p>304 Not Modified – you've cached it</text:p>
                  </text:list-item>
                  <text:list-item>
                    <text:p>401/403/404</text:p>
                  </text:list-item>
                  <text:list-item>
                    <text:p>405 – method not allowed (don't POST here!)</text:p>
                    <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6" draw:layer="layout" svg:width="17.271cm" svg:height="12.572cm" svg:x="2.159cm" svg:y="13.271cm" presentation:class="notes" presentation:placeholder="true">
            <draw:text-box/>
          </draw:frame>
        </presentation:notes>
      </draw:page>
      <draw:page draw:name="page37"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PUT</text:p>
          </draw:text-box>
        </draw:frame>
        <draw:frame presentation:style-name="pr5" draw:layer="layout" svg:width="25.199cm" svg:height="12.18cm" svg:x="1.4cm" svg:y="4.914cm" presentation:class="outline">
          <draw:text-box>
            <text:list text:style-name="L2">
              <text:list-item>
                <text:p>Should you make a new object on a PUT?</text:p>
              </text:list-item>
              <text:list-item>
                <text:p>Or just update?</text:p>
              </text:list-item>
              <text:list-item>
                <text:p>Should you force creation via POST?</text:p>
              </text:list-item>
            </text:list>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6" draw:layer="layout" svg:width="17.271cm" svg:height="12.572cm" svg:x="2.159cm" svg:y="13.271cm" presentation:class="notes" presentation:placeholder="true">
            <draw:text-box/>
          </draw:frame>
        </presentation:notes>
      </draw:page>
      <draw:page draw:name="page38"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Books</text:p>
          </draw:text-box>
        </draw:frame>
        <draw:frame presentation:style-name="pr5" draw:layer="layout" svg:width="25.199cm" svg:height="12.18cm" svg:x="1.4cm" svg:y="4.914cm" presentation:class="outline" presentation:user-transformed="true">
          <draw:text-box>
            <text:list text:style-name="L2">
              <text:list-item>
                <text:p>RESTful Web Services</text:p>
                <text:list>
                  <text:list-item>
                    <text:p>http://restfulwebapis.org/RESTful_Web_Services.pdf</text:p>
                  </text:list-item>
                  <text:list-item>
                    <text:p><text:a xlink:href="http://proquest.safaribooksonline.com.login.ezproxy.library.ualberta.ca/book/web-development/web-services/9780596529260" xlink:type="simple">http://proquest.safaribooksonline.com.login.ezproxy.library.ualberta.ca/book/web-development/web-services/9780596529260</text:a></text:p>
                  </text:list-item>
                </text:list>
              </text:list-item>
              <text:list-item>
                <text:p>Restful Web Services CookBook</text:p>
                <text:list>
                  <text:list-item>
                    <text:p>http://proquest.safaribooksonline.com.login.ezproxy.library.ualberta.ca/book/web-development/web-services/9780596809140</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6" draw:layer="layout" svg:width="17.271cm" svg:height="12.572cm" svg:x="2.159cm" svg:y="13.271cm" presentation:class="notes" presentation:placeholder="true">
            <draw:text-box/>
          </draw:frame>
        </presentation:notes>
      </draw:page>
      <draw:page draw:name="page39"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Code</text:p>
          </draw:text-box>
        </draw:frame>
        <draw:frame presentation:style-name="pr5" draw:layer="layout" svg:width="25.199cm" svg:height="12.18cm" svg:x="1.4cm" svg:y="4.914cm" presentation:class="outline">
          <draw:text-box>
            <text:list text:style-name="L2">
              <text:list-item>
                <text:p>flask-restful </text:p>
                <text:list>
                  <text:list-item>
                    <text:p>http://flask-restful.readthedocs.org/en/latest/quickstart.html</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6" draw:layer="layout" svg:width="17.271cm" svg:height="12.572cm" svg:x="2.159cm" svg:y="13.271cm" presentation:class="notes" presentation:placeholder="true">
            <draw:text-box/>
          </draw:frame>
        </presentation:notes>
      </draw:page>
      <draw:page draw:name="page40"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Resources: RFCs</text:p>
          </draw:text-box>
        </draw:frame>
        <draw:frame presentation:style-name="pr5" draw:layer="layout" svg:width="25.199cm" svg:height="12.18cm" svg:x="1.4cm" svg:y="4.914cm" presentation:class="outline" presentation:user-transformed="true">
          <draw:text-box>
            <text:list text:style-name="L2">
              <text:list-item>
                <text:p>URIs <text:span text:style-name="T9"><text:a xlink:href="https://tools.ietf.org/html/rfc3986" xlink:type="simple">https://tools.ietf.org/html/rfc3986</text:a></text:span></text:p>
              </text:list-item>
              <text:list-item>
                <text:p><text:span text:style-name="T9">HTTP </text:span><text:span text:style-name="T9"><text:a xlink:href="http://tools.ietf.org/html/rfc2616" xlink:type="simple">http://tools.ietf.org/html/rfc2616</text:a></text:span><text:span text:style-name="T9"> </text:span></text:p>
              </text:list-item>
              <text:list-item>
                <text:p><text:span text:style-name="T9">Best Practices for Restful APIs</text:span><text:span text:style-name="T9"><text:a xlink:href="http://www.vinaysahni.com/best-practices-for-a-pragmatic-restful-api" xlink:type="simple">http://www.vinaysahni.com/best-practices-for-a-pragmatic-restful-api</text:a></text:span></text:p>
              </text:list-item>
            </text:list>
          </draw:text-box>
        </draw:frame>
        <presentation:notes draw:style-name="dp2">
          <draw:page-thumbnail draw:style-name="gr2" draw:layer="layout" svg:width="13.968cm" svg:height="10.476cm" svg:x="3.81cm" svg:y="2.123cm" draw:page-number="40" presentation:class="page"/>
          <draw:frame presentation:style-name="pr6" draw:layer="layout" svg:width="17.271cm" svg:height="12.572cm" svg:x="2.159cm" svg:y="13.271cm" presentation:class="notes" presentation:placeholder="true">
            <draw:text-box/>
          </draw:frame>
        </presentation:notes>
      </draw:page>
      <draw:page draw:name="page41" draw:style-name="dp1" draw:master-page-name="Abram_27_s_25_20Personal_25_20Noise_25_20Template" presentation:presentation-page-layout-name="AL2T1">
        <office:forms form:automatic-focus="false" form:apply-design-mode="false"/>
        <draw:frame presentation:style-name="pr4" draw:layer="layout" svg:width="25.199cm" svg:height="3.506cm" svg:x="1.4cm" svg:y="0.837cm" presentation:class="title">
          <draw:text-box>
            <text:p>Videos</text:p>
          </draw:text-box>
        </draw:frame>
        <draw:frame presentation:style-name="pr5" draw:layer="layout" svg:width="25.199cm" svg:height="12.18cm" svg:x="1.4cm" svg:y="4.914cm" presentation:class="outline">
          <draw:text-box>
            <text:list text:style-name="L2">
              <text:list-item>
                <text:p>SOAP versus REST</text:p>
                <text:list>
                  <text:list-item>
                    <text:p><text:a xlink:href="http://www.youtube.com/watch?v=v3OMEAU_4HI" xlink:type="simple">http://www.youtube.com/watch?v=v3OMEAU_4HI</text:a></text:p>
                  </text:list-item>
                </text:list>
              </text:list-item>
              <text:list-item>
                <text:p>Intro to REST</text:p>
                <text:list>
                  <text:list-item>
                    <text:p><text:a xlink:href="http://www.youtube.com/watch?v=llpr5924N7E" xlink:type="simple">http://www.youtube.com/watch?v=llpr5924N7E</text:a></text:p>
                  </text:list-item>
                </text:list>
              </text:list-item>
              <text:list-item>
                <text:p>Intro to REST</text:p>
                <text:list>
                  <text:list-item>
                    <text:p><text:a xlink:href="http://www.youtube.com/watch?v=YCcAE2SCQ6k" xlink:type="simple">http://www.youtube.com/watch?v=YCcAE2SCQ6k</text:a></text:p>
                  </text:list-item>
                </text:list>
              </text:list-item>
              <text:list-item>
                <text:p>Intro to REST API Style HATEOAS</text:p>
                <text:list>
                  <text:list-item>
                    <text:p>https://blog.apigee.com/detail/hateoas_101_introduction_to_a_rest_api_style_video_slide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41"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ackground" xlink:href="Pictures/1000000000000CE4000009F63CEE4D38.jpg" xlink:type="simple" xlink:show="embed" xlink:actuate="onLoad"/>
    <draw:marker draw:name="Arrow" svg:viewBox="0 0 20 30" svg:d="m10 0-10 30h20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CA" style:letter-kerning="true" style:font-family-asian="'Lohit Hindi'" style:font-pitch-asian="variable" style:font-size-asian="12pt" style:language-asian="hi" style:country-asian="IN"/>
    </style:style>
    <style:style style:name="Heading_20_3" style:display-name="Heading 3" style:family="graphic">
      <style:paragraph-properties fo:margin-top="0.746cm" fo:margin-bottom="0.374cm" style:text-autospace="none"/>
      <style:text-properties fo:font-family="'DejaVu Serif'" style:font-family-generic="roman" style:font-pitch="variable" fo:font-size="14pt" fo:font-weight="bold" style:font-family-asian="'Lohit Hindi'" style:font-pitch-asian="variable" style:font-size-asian="14pt" style:font-weight-asian="bold" style:font-family-complex="'Liberation Sans', Arial" style:font-family-generic-complex="swiss" style:font-pitch-complex="variable"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Untitled1" style:family="graphic" style:parent-style-name="Table_20_Heading">
      <style:text-properties fo:font-family="Ubuntu" style:font-style-name="Bold" style:font-pitch="variable"/>
    </style:style>
    <style:style style:name="Untitled2" style:family="graphic" style:parent-style-name="Table_20_Contents">
      <style:text-properties fo:font-family="'Ubuntu Light'" style:font-style-name="Light" style:font-pitch="variable" fo:font-weight="250"/>
    </style:style>
    <style:style style:name="List_20_Contents" style:display-name="List Contents" style:family="graphic">
      <style:paragraph-properties fo:margin-left="1.764cm" fo:margin-right="0cm" fo:text-indent="0cm" style:text-autospace="none"/>
    </style:style>
    <style:style style:name="List_20_Heading" style:display-name="List Heading" style:family="graphic">
      <style:paragraph-properties fo:margin-left="0cm" fo:margin-right="0cm" fo:text-indent="0cm"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Abram_27_s_25_20Personal_25_20Noise_25_20Template-background" style:display-name="Abram's%20Personal%20Noise%20Template-background" style:family="presentation">
      <style:graphic-properties draw:stroke="none" draw:fill="bitmap" draw:fill-image-name="background" style:repeat="stretch"/>
      <style:text-properties style:letter-kerning="true"/>
    </style:style>
    <style:style style:name="Abram_27_s_25_20Personal_25_20Noise_25_20Template-backgroundobjects" style:display-name="Abram's%20Personal%20Noise%20Template-backgroundobjects" style:family="presentation">
      <style:graphic-properties draw:textarea-horizontal-align="justify" draw:shadow="hidden" draw:shadow-offset-x="0.2cm" draw:shadow-offset-y="0.2cm" draw:shadow-color="#808080"/>
      <style:text-properties style:letter-kerning="true"/>
    </style:style>
    <style:style style:name="Abram_27_s_25_20Personal_25_20Noise_25_20Template-notes" style:display-name="Abram's%20Personal%20Noise%20Templat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ejaVu Sans'"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Abram_27_s_25_20Personal_25_20Noise_25_20Template-outline1" style:display-name="Abram's%20Personal%20Noise%20Template-outline1" style:family="presentation">
      <style:graphic-properties draw:stroke="none" draw:fill="none" draw:auto-grow-height="false" draw:fit-to-size="shrink-to-fit">
        <text:list-style style:name="Abram_27_s_25_20Personal_25_20Noise_25_20Template-outline1" style:display-name="Abram's%20Personal%20Noise%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Ubuntu Light'"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ram_27_s_25_20Personal_25_20Noise_25_20Template-outline2" style:display-name="Abram's%20Personal%20Noise%20Template-outline2" style:family="presentation" style:parent-style-name="Abram_27_s_25_20Personal_25_20Noise_25_20Template-outline1">
      <style:paragraph-properties fo:margin-left="0cm" fo:margin-right="0cm" fo:margin-top="0cm" fo:margin-bottom="0.4cm" fo:text-indent="0cm"/>
      <style:text-properties fo:font-family="'Ubuntu Light'" style:font-pitch="variable" fo:font-size="28pt" style:font-size-asian="28pt" style:font-size-complex="28pt"/>
    </style:style>
    <style:style style:name="Abram_27_s_25_20Personal_25_20Noise_25_20Template-outline3" style:display-name="Abram's%20Personal%20Noise%20Template-outline3" style:family="presentation" style:parent-style-name="Abram_27_s_25_20Personal_25_20Noise_25_20Template-outline2">
      <style:paragraph-properties fo:margin-left="0cm" fo:margin-right="0cm" fo:margin-top="0cm" fo:margin-bottom="0.3cm" fo:text-indent="0cm"/>
      <style:text-properties fo:font-family="'Ubuntu Light'" style:font-pitch="variable" fo:font-size="24pt" style:font-size-asian="24pt" style:font-size-complex="24pt"/>
    </style:style>
    <style:style style:name="Abram_27_s_25_20Personal_25_20Noise_25_20Template-outline4" style:display-name="Abram's%20Personal%20Noise%20Template-outline4" style:family="presentation" style:parent-style-name="Abram_27_s_25_20Personal_25_20Noise_25_20Template-outline3">
      <style:paragraph-properties fo:margin-left="0cm" fo:margin-right="0cm" fo:margin-top="0cm" fo:margin-bottom="0.2cm" fo:text-indent="0cm"/>
      <style:text-properties fo:font-family="'Ubuntu Light'" style:font-pitch="variable" fo:font-size="20pt" style:font-size-asian="20pt" style:font-size-complex="20pt"/>
    </style:style>
    <style:style style:name="Abram_27_s_25_20Personal_25_20Noise_25_20Template-outline5" style:display-name="Abram's%20Personal%20Noise%20Template-outline5" style:family="presentation" style:parent-style-name="Abram_27_s_25_20Personal_25_20Noise_25_20Template-outline4">
      <style:paragraph-properties fo:margin-left="0cm" fo:margin-right="0cm" fo:margin-top="0cm" fo:margin-bottom="0.1cm" fo:text-indent="0cm"/>
      <style:text-properties fo:font-family="'Ubuntu Light'" style:font-pitch="variable" fo:font-size="20pt" style:font-size-asian="20pt" style:font-size-complex="20pt"/>
    </style:style>
    <style:style style:name="Abram_27_s_25_20Personal_25_20Noise_25_20Template-outline6" style:display-name="Abram's%20Personal%20Noise%20Template-outline6" style:family="presentation" style:parent-style-name="Abram_27_s_25_20Personal_25_20Noise_25_20Template-outline5">
      <style:paragraph-properties fo:margin-left="0cm" fo:margin-right="0cm" fo:margin-top="0cm" fo:margin-bottom="0.1cm" fo:text-indent="0cm"/>
      <style:text-properties fo:font-family="'Ubuntu Light'" style:font-pitch="variable" fo:font-size="20pt" style:font-size-asian="20pt" style:font-size-complex="20pt"/>
    </style:style>
    <style:style style:name="Abram_27_s_25_20Personal_25_20Noise_25_20Template-outline7" style:display-name="Abram's%20Personal%20Noise%20Template-outline7" style:family="presentation" style:parent-style-name="Abram_27_s_25_20Personal_25_20Noise_25_20Template-outline6">
      <style:paragraph-properties fo:margin-left="0cm" fo:margin-right="0cm" fo:margin-top="0cm" fo:margin-bottom="0.1cm" fo:text-indent="0cm"/>
      <style:text-properties fo:font-family="'Ubuntu Light'" style:font-pitch="variable" fo:font-size="20pt" style:font-size-asian="20pt" style:font-size-complex="20pt"/>
    </style:style>
    <style:style style:name="Abram_27_s_25_20Personal_25_20Noise_25_20Template-outline8" style:display-name="Abram's%20Personal%20Noise%20Template-outline8" style:family="presentation" style:parent-style-name="Abram_27_s_25_20Personal_25_20Noise_25_20Template-outline7">
      <style:paragraph-properties fo:margin-left="0cm" fo:margin-right="0cm" fo:margin-top="0cm" fo:margin-bottom="0.1cm" fo:text-indent="0cm"/>
      <style:text-properties fo:font-size="20pt" style:font-size-asian="20pt" style:font-size-complex="20pt"/>
    </style:style>
    <style:style style:name="Abram_27_s_25_20Personal_25_20Noise_25_20Template-outline9" style:display-name="Abram's%20Personal%20Noise%20Template-outline9" style:family="presentation" style:parent-style-name="Abram_27_s_25_20Personal_25_20Noise_25_20Template-outline8">
      <style:paragraph-properties fo:margin-left="0cm" fo:margin-right="0cm" fo:margin-top="0cm" fo:margin-bottom="0.1cm" fo:text-indent="0cm"/>
      <style:text-properties fo:font-size="20pt" style:font-size-asian="20pt" style:font-size-complex="20pt"/>
    </style:style>
    <style:style style:name="Abram_27_s_25_20Personal_25_20Noise_25_20Template-subtitle" style:display-name="Abram's%20Personal%20Noise%20Template-subtitle" style:family="presentation">
      <style:graphic-properties draw:stroke="none" draw:fill="none" draw:textarea-vertical-align="middle">
        <text:list-style style:name="Abram_27_s_25_20Personal_25_20Noise_25_20Template-subtitle" style:display-name="Abram's%20Personal%20Noise%20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ram_27_s_25_20Personal_25_20Noise_25_20Template-title" style:display-name="Abram's%20Personal%20Noise%20Template-title" style:family="presentation">
      <style:graphic-properties draw:stroke="none" draw:fill="none" draw:textarea-vertical-align="middle">
        <text:list-style style:name="Abram_27_s_25_20Personal_25_20Noise_25_20Template-title" style:display-name="Abram's%20Personal%20Noise%20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Ubuntu"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bram_27_s_25_20Personal_25_20Noise_25_20Template-backgroundobjects">
      <style:graphic-properties draw:stroke="none" draw:fill="none" draw:fill-color="#ffffff" draw:auto-grow-height="false" fo:min-height="1.449cm"/>
    </style:style>
    <style:style style:name="Mpr2" style:family="presentation" style:parent-style-name="Abram_27_s_25_20Personal_25_20Noise_25_20Template-backgroundobjects">
      <style:graphic-properties draw:stroke="none" draw:fill="none" draw:fill-color="#ffffff" draw:auto-grow-height="false" fo:min-height="1.397cm"/>
    </style:style>
    <style:style style:name="Mpr3" style:family="presentation" style:parent-style-name="Abram_27_s_25_20Personal_25_20Noise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Ubuntu" style:font-pitch="variabl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Abram_27_s_25_20Personal_25_20Noise_25_20Template" style:display-name="Abram's%20Personal%20Noise%20Template" style:page-layout-name="PM1" draw:style-name="Mdp1">
      <draw:frame presentation:style-name="Abram_27_s_25_20Personal_25_20Noise_25_20Template-title" draw:layer="backgroundobjects" svg:width="25.199cm" svg:height="3.506cm" svg:x="1.4cm" svg:y="0.837cm" presentation:class="title" presentation:placeholder="true">
        <draw:text-box/>
      </draw:frame>
      <draw:frame presentation:style-name="Abram_27_s_25_20Personal_25_20Noise_25_20Template-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2"><presentation:footer/></text:span></text:p>
        </draw:text-box>
      </draw:frame>
      <draw:frame presentation:style-name="Mpr1" draw:text-style-name="MP2" draw:layer="backgroundobjects" svg:width="6.523cm" svg:height="1.448cm" svg:x="20.076cm" svg:y="19.131cm" presentation:class="page-number">
        <draw:text-box>
          <text:p text:style-name="MP2"><text:span text:style-name="MT2"><text:page-number>&lt;number&gt;</text:page-number></text:span></text:p>
        </draw:text-box>
      </draw:frame>
      <presentation:notes style:page-layout-name="PM0">
        <draw:page-thumbnail presentation:style-name="Abram_27_s_25_20Personal_25_20Noise_25_20Template-title" draw:layer="backgroundobjects" svg:width="13.968cm" svg:height="10.476cm" svg:x="3.81cm" svg:y="2.123cm" presentation:class="page"/>
        <draw:frame presentation:style-name="Abram_27_s_25_20Personal_25_20Noise_25_20Templat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1-05T19:58:45</meta:creation-date>
    <meta:editing-duration>P2DT15M25S</meta:editing-duration>
    <meta:editing-cycles>57</meta:editing-cycles>
    <meta:generator>LibreOffice/4.0.2.2$Linux_X86_64 LibreOffice_project/400m0$Build-2</meta:generator>
    <dc:title>HTTP Part I</dc:title>
    <meta:initial-creator>Abram Hindle</meta:initial-creator>
    <dc:date>2014-02-12T00:12:24</dc:date>
    <dc:creator>Abram Hindle</dc:creator>
    <meta:document-statistic meta:object-count="250"/>
    <meta:template xlink:type="simple" xlink:actuate="onRequest" xlink:title="Abram's Personal Noise Template" xlink:href="../../../../.config/libreoffice/4/user/template/Abram's%20Personal%20Noise%20Template.otp" meta:date="2014-01-05T19:57:24"/>
  </office:meta>
</office:document-meta>
</file>